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6d74e" officeooo:paragraph-rsid="0006d74e"/>
    </style:style>
    <style:style style:name="T1" style:family="text">
      <style:text-properties fo:color="#888888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*<text:span text:style-name="T1">/**</text:span> angular-ui-tree css file */</text:p>
      <text:p text:style-name="P1">.angular-ui-tree-empty{border:1px dashed #bbb;min-height:100px;background-color:#e5e5e5;background-image:-webkit-linear-gradient(45deg,#fff 25%,transparent 25%,transparent 75%,#fff 75%,#fff),-webkit-linear-gradient(45deg,#fff 25%,transparent 25%,transparent 75%,#fff 75%,#fff);background-image:-moz-linear-gradient(45deg,#fff 25%,transparent 25%,transparent 75%,#fff 75%,#fff),-moz-linear-gradient(45deg,#fff 25%,transparent 25%,transparent 75%,#fff 75%,#fff);background-image:linear-gradient(45deg,#fff 25%,transparent 25%,transparent 75%,#fff 75%,#fff),linear-gradient(45deg,#fff 25%,transparent 25%,transparent 75%,#fff 75%,#fff);background-size:60px 60px;background-position:0 0,30px 30px}.angular-ui-tree-nodes{display:block;position:relative;margin:0;padding:0;list-style:none}.angular-ui-tree-nodes .angular-ui-tree-nodes{padding-left:20px}.angular-ui-tree-node,.angular-ui-tree-placeholder{display:block;position:relative;margin:0;padding:0;min-height:20px;line-height:20px}.angular-ui-tree-hidden{display:none}.angular-ui-tree-placeholder{margin:5px 0;padding:0;min-height:30px}.angular-ui-tree-handle{cursor:move;text-decoration:none;font-weight:700;-webkit-box-sizing:border-box;-moz-box-sizing:border-box;box-sizing:border-box;min-height:20px;line-height:20px}.angular-ui-tree-drag{position:absolute;pointer-events:none;z-index:999;opacity:.8}</text:p>
      <text:p text:style-name="P1">@media screen and (-ms-high-contrast: active), (-ms-high-contrast: none) { </text:p>
      <text:p text:style-name="P1">.foldersBlock_wrapper {border:none; position:relative; z-index:10;}</text:p>
      <text:p text:style-name="P1">.foldersBlock_content {width:351px;}</text:p>
      <text:p text:style-name="P1">.note-view {margin:0 0 0 351px;}</text:p>
      <text:p text:style-name="P1">.nimbus_heading,</text:p>
      <text:p text:style-name="P1">.nimbus_notes_filter,</text:p>
      <text:p text:style-name="P1">.foldersBlock_content {border-right:1px solid #c2c2c2;}</text:p>
      <text:p text:style-name="Standard">}</text:p>
      <text:p text:style-name="P1">body, #ng-app, .nimbus-container {height:100%; width:100%; overflow:hidden;}</text:p>
      <text:p text:style-name="P1">md-input-container .md-input,</text:p>
      <text:p text:style-name="P1">.attaches_drop_zone_item,</text:p>
      <text:p text:style-name="P1">.nimbus_header_search,</text:p>
      <text:p text:style-name="P1">.left_menu_add_folder,</text:p>
      <text:p text:style-name="P1">.left_tree_item_tag</text:p>
      <text:p text:style-name="P1">.left_tree_item_tag_text_holder,</text:p>
      <text:p text:style-name="P1">.note_heading_title input.editable-input,</text:p>
      <text:p text:style-name="P1">.top-nav,</text:p>
      <text:p text:style-name="P1">.nimbus_header_search_field,</text:p>
      <text:p text:style-name="P1">.nimbus_button_count,</text:p>
      <text:p text:style-name="P1">.select2-results .select_crumb,</text:p>
      <text:p text:style-name="P1">.nimbus_toast_content {box-sizing:border-box; -webkit-box-sizing:border-box; -moz-box-sizing:border-box;}</text:p>
      <text:p text:style-name="P1"/>
      <text:p text:style-name="P1">.note-text {padding:15px 0;}</text:p>
      <text:p text:style-name="P1">.note-text-editor {padding:0 15px; font-family: Georgia, Arial, Sans-serif, serif; overflow:auto;}</text:p>
      <text:p text:style-name="P1"/>
      <text:p text:style-name="P1">.note-view md-backdrop.md-opaque.md-default-theme {background:#eceff1 !important; position:absolute;}</text:p>
      <text:p text:style-name="P1"/>
      <text:p text:style-name="P1">.nimbus-folder-note-container,</text:p>
      <text:p text:style-name="P1">.layout-notes-block,</text:p>
      <text:p text:style-name="P1">.layout-folder-block {overflow:hidden;}</text:p>
      <text:p text:style-name="P1"/>
      <text:p text:style-name="P1">.foldersBlock_wrapper {border-right:1px solid #C2C2C2;}</text:p>
      <text:p text:style-name="P1">.foldersBlock_content {overflow-y:auto; overflow-x:hidden;}</text:p>
      <text:p text:style-name="P1">.mainBlock,</text:p>
      <text:p text:style-name="P1">.note-view,</text:p>
      <text:p text:style-name="P1">.note-text-container,</text:p>
      <text:p text:style-name="P1">.note-text {width:100%; min-width:100px;}</text:p>
      <text:p text:style-name="P1">.note-text-container,</text:p>
      <text:p text:style-name="P1">.note-text,</text:p>
      <text:p text:style-name="P1"><text:soft-page-break/>.note-text-editor {min-height:100px;}</text:p>
      <text:p text:style-name="P1">.note-text-container {position:relative; overflow:hidden;}</text:p>
      <text:p text:style-name="P1"/>
      <text:p text:style-name="P1">.nimbus_editor_fullscreen {}</text:p>
      <text:p text:style-name="P1">.nimbus_editor_fullscreen .layout-folder-block,</text:p>
      <text:p text:style-name="P1">.nimbus_editor_fullscreen .nimbus-header,</text:p>
      <text:p text:style-name="P1">.nimbus_editor_fullscreen .foldersBlock {display:none;}</text:p>
      <text:p text:style-name="P1">.select2-drop {top:100% !important;}</text:p>
      <text:p text:style-name="P1"/>
      <text:p text:style-name="P1">@media screen and (-ms-high-contrast: active), (-ms-high-contrast: none) {</text:p>
      <text:p text:style-name="P1"><text:s text:c="2"/>.foldersBlock {z-index:68;}</text:p>
      <text:p text:style-name="P1"><text:s text:c="2"/>.foldersBlock_wrapper {border:none; position:relative; z-index:10;}</text:p>
      <text:p text:style-name="P1"><text:s text:c="2"/>.foldersBlock_content {width:351px;}</text:p>
      <text:p text:style-name="P1"><text:s text:c="2"/>.note-view {margin:0 0 0 351px;}</text:p>
      <text:p text:style-name="P1"><text:s text:c="2"/>.nimbus_heading,</text:p>
      <text:p text:style-name="P1"><text:s text:c="2"/>.nimbus_notes_filter,</text:p>
      <text:p text:style-name="P1"><text:s text:c="2"/>.foldersBlock_content {border-right:1px solid #c2c2c2;}</text:p>
      <text:p text:style-name="P1"><text:s text:c="2"/>.nimbus_editor_fullscreen .note-view {margin:0;}</text:p>
      <text:p text:style-name="P1"><text:s text:c="2"/>.nimbus_standard_input .md-input, .nimbus_form_input .md-input {-ms-flex-preferred-size:36px;}</text:p>
      <text:p text:style-name="Standard">}</text:p>
      <text:p text:style-name="P1">.nimbus_heading {border-bottom:1px solid #c2c2c2; width:350px;}</text:p>
      <text:p text:style-name="P1">.nimbus_heading_wrapper {padding:0 15px; position:relative;}</text:p>
      <text:p text:style-name="P1"/>
      <text:p text:style-name="P1">.nimbus_heading_title_block {min-width:30px;}</text:p>
      <text:p text:style-name="P1">.nimbus_heading_title {font-size:15px; color:#303030; width:95%; line-height:40px; height:40px; white-space:nowrap; overflow:hidden; text-overflow:ellipsis;}</text:p>
      <text:p text:style-name="P1">.nimbus_notes_filter {background:#f2f2f2; width:350px; border-top:1px solid #fff; position:relative; z-index:66;}</text:p>
      <text:p text:style-name="P1">.nimbus_notes_filter_wrapper {padding:0 0 0 15px;}</text:p>
      <text:p text:style-name="P1">.nimbus_notes_filter_action {}</text:p>
      <text:p text:style-name="P1">.nimbus_notes_filter_action .md-button {min-width:30px; padding:0 15px; border-radius:0; display:block; color:#19a1b9; font-size:12px; margin:0; font-weight:bold;}</text:p>
      <text:p text:style-name="P1">.nimbus_notes_filter_action .md-button span {height:40px; line-height:40px;}</text:p>
      <text:p text:style-name="P1">.nimbus_notes_filter_menus {padding:5px 0; min-width:30px;}</text:p>
      <text:p text:style-name="P1">.nimbus_notes_filter_menus_tags {margin:0 0 0 15px; max-width:120px;}</text:p>
      <text:p text:style-name="P1">.nimbus_notes_filter_menus .select2-container,</text:p>
      <text:p text:style-name="P1">.nimbus_notes_filter_menus .nimbus_menus_tags {display:block;}</text:p>
      <text:p text:style-name="P1">* {outline:none !important;}</text:p>
      <text:p text:style-name="P1">html,body {height:100%;}</text:p>
      <text:p text:style-name="P1">a {color:#19a1b9;}</text:p>
      <text:p text:style-name="P1">.clearfix:before,</text:p>
      <text:p text:style-name="P1">.clearfix:after {content:""; display:table;}</text:p>
      <text:p text:style-name="P1">.clearfix:after {clear:both;}</text:p>
      <text:p text:style-name="P1">body {min-width:1200px; overflow:auto !important;</text:p>
      <text:p text:style-name="P1"><text:s text:c="2"/>text-rendering: optimizeLegibility;</text:p>
      <text:p text:style-name="P1"><text:s text:c="2"/>-webkit-font-smoothing: antialiased;</text:p>
      <text:p text:style-name="P1"><text:s text:c="2"/>-moz-osx-font-smoothing: grayscale;</text:p>
      <text:p text:style-name="P1"><text:s text:c="2"/>-moz-font-feature-settings: "liga", "kern";</text:p>
      <text:p text:style-name="Standard">}</text:p>
      <text:p text:style-name="P1">.nimbus_class_global {height:100%; min-height:100%; box-sizing:border-box; -webkit-box-sizing:border-box; -moz-box-sizing:border-box;}</text:p>
      <text:p text:style-name="P1">.nimbus_animated {-webkit-transition:all 0.1s ease-out; transition:all 0.1s ease-out;}</text:p>
      <text:p text:style-name="P1">.nimbus_non_animated {-webkit-transition:none !important; transition:none !important;}</text:p>
      <text:p text:style-name="P1">.nimbus_noselect {-webkit-touch-callout:none; -webkit-user-select:none; -khtml-user-select:none; -moz-user-select:none; -ms-user-select:none; user-select:none;}</text:p>
      <text:p text:style-name="P1">.nimbus_break_word {-ms-word-break:break-all; word-break:break-all; word-wrap:normal; -webkit-hyphens:none; -moz-hyphens:none; hyphens:none;}</text:p>
      <text:p text:style-name="P1"><text:soft-page-break/>.no-flex-shrink {flex-shrink:0;}</text:p>
      <text:p text:style-name="P1"/>
      <text:p text:style-name="P1">md-checkbox {margin:0; padding:0 0 0 20px; line-height:20px; display:inline-block; min-width:20px; min-height:20px;}</text:p>
      <text:p text:style-name="P1">md-checkbox .md-container {height:20px; width:20px; top:10px;}</text:p>
      <text:p text:style-name="P1">md-checkbox .md-label {margin-left:10px;}</text:p>
      <text:p text:style-name="P1">md-checkbox.md-default-theme .md-icon,</text:p>
      <text:p text:style-name="P1">md-checkbox .md-icon {width:20px; height:20px; border:1px solid #b9b9b9; background:#fff;}</text:p>
      <text:p text:style-name="P1">md-checkbox.md-default-theme .md-icon:hover,</text:p>
      <text:p text:style-name="P1">md-checkbox .md-icon:hover {border-color:#3e3e3e;}</text:p>
      <text:p text:style-name="P1">md-checkbox.md-default-theme.md-checked .md-icon:after,</text:p>
      <text:p text:style-name="P1">md-checkbox.md-checked .md-icon:after {border-color:#19a1b9; background:#fff;}</text:p>
      <text:p text:style-name="P1">md-checkbox.md-default-theme.md-checked .md-icon,</text:p>
      <text:p text:style-name="P1">md-checkbox.md-checked .md-icon {background:#fff; border:1px solid #e3e3e3;}</text:p>
      <text:p text:style-name="P1"/>
      <text:p text:style-name="P1">md-select {display:block; margin:0;}</text:p>
      <text:p text:style-name="P1">.md-select-label,</text:p>
      <text:p text:style-name="P1">.md-select-value {padding:5px 10px !important; border:1px solid #cfd1d3; border-radius:4px;}</text:p>
      <text:p text:style-name="P1">md-select:focus:not([disabled]) .md-select-label,</text:p>
      <text:p text:style-name="P1">md-select:focus:not([disabled]) .md-select-balue {border-bottom:1px solid #19a1b9; padding:5px 10px;}</text:p>
      <text:p text:style-name="P1">md-select.md-default-theme:focus:not([disabled]) .md-select-label,</text:p>
      <text:p text:style-name="P1">md-select.md-default-theme:focus:not([disabled]) .md-select-value,</text:p>
      <text:p text:style-name="P1">md-select:focus:not([disabled]) .md-select-value {border-bottom-color:#19a1b9; border-width:1px !important;}</text:p>
      <text:p text:style-name="P1">md-select-menu.md-default-theme md-option[selected],</text:p>
      <text:p text:style-name="P1">md-select-menu.md-default-theme md-option[selected]:focus {color:#19a1b9;}</text:p>
      <text:p text:style-name="P1">.md-select-value *:first-child {transform:none; -webkit-transform:none;}</text:p>
      <text:p text:style-name="P1">.md-select-value .md-select-icon::after {top:0;}</text:p>
      <text:p text:style-name="P1"/>
      <text:p text:style-name="P1">md-input-container,</text:p>
      <text:p text:style-name="P1">.nimbus_standard_input,</text:p>
      <text:p text:style-name="P1">md-input-container.nimbus_form_input {display:block; padding:0; margin:0;}</text:p>
      <text:p text:style-name="P1">.nimbus_standard_input .md-input,</text:p>
      <text:p text:style-name="P1">.nimbus_form_input .md-input {display:block; width:100%; background:#fff; height:36px; line-height:36px; border:1px solid #cfd1d3; border-radius:2px; padding:0 12px; float:none;}</text:p>
      <text:p text:style-name="P1">.nimbus_form_input .md-input {font-size:16px;}</text:p>
      <text:p text:style-name="P1">.nimbus_standard_input .md-input:hover,</text:p>
      <text:p text:style-name="P1">.nimbus_form_input .md-input:hover {border-color:#c2c2c2;}</text:p>
      <text:p text:style-name="P1">md-input-container.md-default-theme.nimbus_form_input.md-input-focused:not(.md-input-invalid) .md-input,</text:p>
      <text:p text:style-name="P1">md-input-container.md-default-theme.nimbus_standard_input.md-input-focused:not(.md-input-invalid) .md-input {border:1px solid #cfd1d3; border-bottom:1px solid #19a1b9;}</text:p>
      <text:p text:style-name="P1">md-input-container.nimbus_standard_input,</text:p>
      <text:p text:style-name="P1">.nimbus_standard_input.md-icon-float,</text:p>
      <text:p text:style-name="P1">.nimbus_standard_input.md-icon-float.md-input-focused,</text:p>
      <text:p text:style-name="P1">.nimbus_standard_input.md-icon-float.md-input-has-value {margin:0;}</text:p>
      <text:p text:style-name="P1">.nimbus_standard_input.md-icon-float input {padding:0 12px;}</text:p>
      <text:p text:style-name="P1">.nimbus_standard_input.md-icon-float label {transform:none; -webkit-transform:none; margin:0; padding:0; position:absolute; left:12px; top:0; line-height:36px; opacity:1;}</text:p>
      <text:p text:style-name="P1">.nimbus_standard_input.md-input-has-value.md-icon-float label,</text:p>
      <text:p text:style-name="P1">.nimbus_standard_input.md-input-focused.md-icon-float label {opacity:0;}</text:p>
      <text:p text:style-name="P1">md-input-container.md-default-theme.md-input-focused:not(.md-input-invalid) label,</text:p>
      <text:p text:style-name="P1">md-input-container.md-input-focused:not(.md-input-invalid) label {color:#333;}</text:p>
      <text:p text:style-name="P1"/>
      <text:p text:style-name="P1">md-input-container.nimbus_form_input label {display:block; transform:none; transition:none; -webkit-transform:none; -webkit-transition:none; top:auto; padding:0 0 10px 0; position:relative;}</text:p>
      <text:p text:style-name="P1"><text:soft-page-break/>md-input-container.nimbus_form_input.md-input-focused label,</text:p>
      <text:p text:style-name="P1">md-input-container.nimbus_form_input.md-input-has-value label,</text:p>
      <text:p text:style-name="P1">md-input-container .md-placeholder,</text:p>
      <text:p text:style-name="P1">md-input-container label:not(.md-no-float):not(.md-container-ignore) {transform:none; -webkit-transform:none;}</text:p>
      <text:p text:style-name="P1">md-input-container.md-default-theme.md-input-invalid .md-input,</text:p>
      <text:p text:style-name="P1">md-input-container.md-input-invalid .md-input {border-color:#cfd1d3; border-bottom-color:rgb(244, 67, 54);}</text:p>
      <text:p text:style-name="P1">md-input-container.nimbus_form_input.md-default-theme.md-input-has-value .md-input.ng-valid {border-color:#cfd1d3; border-bottom-color:#090;}</text:p>
      <text:p text:style-name="P1">md-input-container.md-default-theme.md-input-focused:not(.md-input-invalid) .md-input,</text:p>
      <text:p text:style-name="P1">md-input-container.md-input-focused:not(.md-input-invalid) .md-input {border:1px solid #cfd1d3; border-bottom-color:#19a1b9;}</text:p>
      <text:p text:style-name="P1">md-input-container.nimbus_form_input .md-input.ng-invalid.ng-dirty,</text:p>
      <text:p text:style-name="P1">md-input-container.nimbus_form_input.md-input-focused .md-input {border-width:1px;}</text:p>
      <text:p text:style-name="P1">.nimbus_form_input_subtext {order:3; position:relative; line-height:24px; font-size:14px; color:#333;}</text:p>
      <text:p text:style-name="P1"/>
      <text:p text:style-name="P1">md-input-container .md-placeholder:not(.md-select-label),</text:p>
      <text:p text:style-name="P1">md-input-container label:not(.md-no-float) {color:#909090;}</text:p>
      <text:p text:style-name="P1">md-input-container.md-default-theme.md-input-focused:not(.md-input-invalid) label {color:#555;}</text:p>
      <text:p text:style-name="P1"/>
      <text:p text:style-name="P1">md-input-container .md-errors-spacer {min-height:1px;}</text:p>
      <text:p text:style-name="P1">md-input-container .md-errors-spacer + * {margin:0;}</text:p>
      <text:p text:style-name="P1"/>
      <text:p text:style-name="P1">md-pagination-wrapper,</text:p>
      <text:p text:style-name="P1">md-tabs-canvas {height:32px;}</text:p>
      <text:p text:style-name="P1">.md-tab {height:32px; line-height:32px; padding:0; text-transform:none; color:#000;}</text:p>
      <text:p text:style-name="P1">.nimbus_md_tab {padding:0 20px; position:relative; font-size:16px;}</text:p>
      <text:p text:style-name="P1">.nimbus_md_tab_icon {padding-left:40px;}</text:p>
      <text:p text:style-name="P1">.nimbus_md_tab_icon i {display:block; position:absolute; left:20px; top:50%;}</text:p>
      <text:p text:style-name="P1">md-tabs.md-default-theme md-ink-bar,</text:p>
      <text:p text:style-name="P1">md-tabs md-ink-bar {background:#19a1b9; color:#19a1b9;}</text:p>
      <text:p text:style-name="P1">md-tabs.md-default-theme .md-tab.md-active,</text:p>
      <text:p text:style-name="P1">md-tabs.md-default-theme .md-tab.md-focused,</text:p>
      <text:p text:style-name="P1">md-tabs.md-default-theme .md-tab.md-active,</text:p>
      <text:p text:style-name="P1">md-tabs .md-tab.md-active,</text:p>
      <text:p text:style-name="P1">md-tabs.md-default-theme .md-tab.md-active md-icon,</text:p>
      <text:p text:style-name="P1">md-tabs .md-tab.md-active md-icon,</text:p>
      <text:p text:style-name="P1">md-tabs.md-default-theme .md-tab.md-focused,</text:p>
      <text:p text:style-name="P1">md-tabs .md-tab.md-focused,</text:p>
      <text:p text:style-name="P1">md-tabs.md-default-theme .md-tab.md-focused md-icon,</text:p>
      <text:p text:style-name="P1">md-tabs .md-tab.md-focused md-icon {color:#000;}</text:p>
      <text:p text:style-name="P1"/>
      <text:p text:style-name="P1">button::-moz-focus-inner {padding:0; border:0;}</text:p>
      <text:p text:style-name="P1">a.md-button.md-default-theme,</text:p>
      <text:p text:style-name="P1">.md-button.md-default-theme,</text:p>
      <text:p text:style-name="P1">.md-button {border-radius:3px; min-width:16px; min-height:16px;}</text:p>
      <text:p text:style-name="P1">.nimbus_button {display:inline-block; position:relative; background:#19a1b9; text-align:center; border:none; text-transform:uppercase; color:#fefefe; cursor:pointer; padding:0 20px; margin:0; line-height:30px;}</text:p>
      <text:p text:style-name="P1">.nimbus_button_text_normal {text-transform:none;}</text:p>
      <text:p text:style-name="P1">.nimbus_button &gt; span:before,</text:p>
      <text:p text:style-name="P1">.nimbus_button &gt; span:after {content:""; display:table;}</text:p>
      <text:p text:style-name="P1">.nimbus_button &gt; span:after {clear:both;}</text:p>
      <text:p text:style-name="P1">.nimbus_button &gt; span {display:table-cell; vertical-align:middle; height:30px; text-align:center;}</text:p>
      <text:p text:style-name="P1">.nimbus_button_clearing.nimbus_button &gt; span {}</text:p>
      <text:p text:style-name="P1">.nimbus_button_clearing.nimbus_button .nimbus_button_text {font-size:14px;}</text:p>
      <text:p text:style-name="P1"/>
      <text:p text:style-name="P1"><text:soft-page-break/>a.md-button.md-default-theme.nimbus_button:hover:not([disabled]),</text:p>
      <text:p text:style-name="P1">.md-button.md-default-theme.nimbus_button:hover:not([disabled]),</text:p>
      <text:p text:style-name="P1">a.md-button.md-default-theme.nimbus_button.md-focused:not([disabled]),</text:p>
      <text:p text:style-name="P1">.md-button.md-default-theme.nimbus_button.md-focused:not([disabled]),</text:p>
      <text:p text:style-name="P1">.md-button.nimbus_button:hover:not([disabled]),</text:p>
      <text:p text:style-name="P1">.md-button.nimbus_button.md-focused:not([disabled]) {background:#148599;}</text:p>
      <text:p text:style-name="P1"/>
      <text:p text:style-name="P1">.nimbus_button_dark {background:#414b4c;}</text:p>
      <text:p text:style-name="P1">a.md-button.md-default-theme.nimbus_button_dark:hover:not([disabled]),</text:p>
      <text:p text:style-name="P1">.md-button.md-default-theme.nimbus_button_dark:hover:not([disabled]),</text:p>
      <text:p text:style-name="P1">a.md-button.md-default-theme.nimbus_button_dark.md-focused:not([disabled]),</text:p>
      <text:p text:style-name="P1">.md-button.md-default-theme.nimbus_button_dark.md-focused:not([disabled]),</text:p>
      <text:p text:style-name="P1">.md-button.nimbus_button_dark:hover:not([disabled]),</text:p>
      <text:p text:style-name="P1">.md-button.nimbus_button_dark.md-focused:not([disabled]) {background:#000;}</text:p>
      <text:p text:style-name="P1"/>
      <text:p text:style-name="P1">.nimbus_button_grey {background:#f0f0f0; color:#303030; border:1px solid #c8c8c8; line-height:28px;}</text:p>
      <text:p text:style-name="P1">.nimbus_button_grey &gt; span {height:28px;}</text:p>
      <text:p text:style-name="P1">a.md-button.md-default-theme.nimbus_button_grey:hover:not([disabled]),</text:p>
      <text:p text:style-name="P1">.md-button.md-default-theme.nimbus_button_grey:hover:not([disabled]),</text:p>
      <text:p text:style-name="P1">a.md-button.md-default-theme.nimbus_button_grey.md-focused:not([disabled]),</text:p>
      <text:p text:style-name="P1">.md-button.md-default-theme.nimbus_button_grey.md-focused:not([disabled]),</text:p>
      <text:p text:style-name="P1">.md-button.nimbus_button_grey:hover:not([disabled]),</text:p>
      <text:p text:style-name="P1">.md-button.nimbus_button_grey.md-focused:not([disabled]) {background:#ddd;}</text:p>
      <text:p text:style-name="P1"/>
      <text:p text:style-name="P1">.nimbus_button_white {background:#fff; border:1px solid #d5d5d5; color:#303030; line-height:28px;}</text:p>
      <text:p text:style-name="P1">.nimbus_button_white &gt; span {height:28px;}</text:p>
      <text:p text:style-name="P1">a.md-button.md-default-theme.nimbus_button_white:hover:not([disabled]),</text:p>
      <text:p text:style-name="P1">.md-button.md-default-theme.nimbus_button_white:hover:not([disabled]),</text:p>
      <text:p text:style-name="P1">a.md-button.md-default-theme.nimbus_button_white.md-focused:not([disabled]),</text:p>
      <text:p text:style-name="P1">.md-button.md-default-theme.nimbus_button_white.md-focused:not([disabled]),</text:p>
      <text:p text:style-name="P1">.md-button.nimbus_button_white:hover:not([disabled]),</text:p>
      <text:p text:style-name="P1">.md-button.nimbus_button_white.md-focused:not([disabled]) {background:#fff; border-color:#aaa;}</text:p>
      <text:p text:style-name="P1"/>
      <text:p text:style-name="P1">.nimbus_button_transparent {background:none; color:#19a1b9;}</text:p>
      <text:p text:style-name="P1">a.md-button.md-default-theme.nimbus_button_transparent:hover:not([disabled]),</text:p>
      <text:p text:style-name="P1">.md-button.md-default-theme.nimbus_button_transparent:hover:not([disabled]),</text:p>
      <text:p text:style-name="P1">a.md-button.md-default-theme.nimbus_button_transparent.md-focused:not([disabled]),</text:p>
      <text:p text:style-name="P1">.md-button.md-default-theme.nimbus_button_transparent.md-focused:not([disabled]),</text:p>
      <text:p text:style-name="P1">.md-button.nimbus_button_transparent:hover:not([disabled]),</text:p>
      <text:p text:style-name="P1">.md-button.nimbus_button_transparent.md-focused:not([disabled]) {background:none;}</text:p>
      <text:p text:style-name="P1"/>
      <text:p text:style-name="P1">.nimbus_button_cancel {background:none; color:#f29797; padding:0;}</text:p>
      <text:p text:style-name="P1">.nimbus_button_cancel &gt; span {width:30px; text-align:center;}</text:p>
      <text:p text:style-name="P1">a.md-button.md-default-theme.nimbus_button_cancel:hover:not([disabled]),</text:p>
      <text:p text:style-name="P1">.md-button.md-default-theme.nimbus_button_cancel:hover:not([disabled]),</text:p>
      <text:p text:style-name="P1">a.md-button.md-default-theme.nimbus_button_cancel.md-focused:not([disabled]),</text:p>
      <text:p text:style-name="P1">.md-button.md-default-theme.nimbus_button_cancel.md-focused:not([disabled]),</text:p>
      <text:p text:style-name="P1">.md-button.nimbus_button_cancel:hover:not([disabled]),</text:p>
      <text:p text:style-name="P1">.md-button.nimbus_button_cancel.md-focused:not([disabled]) {background:none;}</text:p>
      <text:p text:style-name="P1"/>
      <text:p text:style-name="P1">a.md-button.md-default-theme[disabled],</text:p>
      <text:p text:style-name="P1">a.md-button[disabled],</text:p>
      <text:p text:style-name="P1">.md-button.md-default-theme[disabled],</text:p>
      <text:p text:style-name="P1">.md-button[disabled] {background:#eceff1;}</text:p>
      <text:p text:style-name="P1"/>
      <text:p text:style-name="P1">.nimbus_button_icon {display:block; float:left; width:16px; height:16px;}</text:p>
      <text:p text:style-name="P1">.md-button.nimbus_button_icon_alone span {font-size:0;}</text:p>
      <text:p text:style-name="P1">.nimbus_button_count {display:block; float:left; background:#19a1b9; font-<text:soft-page-break/>size:11px; color:#fefefe; font-weight:bold; min-width:16px; padding:3px 4px; line-height:1; border-radius:3px; font-style:normal; margin:0 0 0 6px; text-align:center;}</text:p>
      <text:p text:style-name="P1">.nimbus_button_text {font-weight:normal; display:block; float:left; font-size:14px; line-height:17px;}</text:p>
      <text:p text:style-name="P1"/>
      <text:p text:style-name="P1">.has_button .nimbus_button {margin:0 0 0 -1px; border-radius:0 3px 3px 0; z-index:2; height:36px;}</text:p>
      <text:p text:style-name="P1">.has_button .nimbus_standard_input .md-input {border-radius:3px 0 0 3px;}</text:p>
      <text:p text:style-name="P1">.pos_left.has_button .nimbus_button {border-radius:3px 0 0 3px; margin:0 -1px 0 0;}</text:p>
      <text:p text:style-name="P1">.pos_left.has_button .nimbus_standard_input .md-input {border-radius:0 3px 3px 0;}</text:p>
      <text:p text:style-name="P1">.has_button_cancel .nimbus_button_cancel,</text:p>
      <text:p text:style-name="P1">.pos_left.has_button_cancel .nimbus_button_cancel {position:absolute; right:0; top:0; border-radius:0; margin:0; z-index:3;}</text:p>
      <text:p text:style-name="P1">.has_button_cancel .nimbus_standard_input .md-input {padding:0 42px 0 12px;}</text:p>
      <text:p text:style-name="P1"/>
      <text:p text:style-name="P1">md-dialog {transform:none; -webkit-transform:none; padding:24px;}</text:p>
      <text:p text:style-name="P1">md-dialog &gt; form {padding:0; margin:0;}</text:p>
      <text:p text:style-name="P1">md-dialog.transition-in {transform:none; -webkit-transform:none; padding:10px;}</text:p>
      <text:p text:style-name="P1">md-dialog md-dialog-content {min-width:400px; display:block;}</text:p>
      <text:p text:style-name="P1">md-dialog md-dialog-actions {align-items:center; box-sizing:border-box; display:flex; justify-content:flex-end; margin-bottom:0; min-height:52px; order:2; overflow:hidden; padding-left:16px; padding-right:8px;}</text:p>
      <text:p text:style-name="P1">md-dialog md-dialog-actions .nimbus_button {margin:8px 0 8px 8px;}</text:p>
      <text:p text:style-name="P1"/>
      <text:p text:style-name="P1">md-toolbar {margin:0 0 20px 0;}</text:p>
      <text:p text:style-name="P1"/>
      <text:p text:style-name="P1">md-progress-linear.md-default-theme .md-container,</text:p>
      <text:p text:style-name="P1">md-progress-linear .md-container {background:#CCECF1;}</text:p>
      <text:p text:style-name="P1">md-progress-linear.md-default-theme .md-bar,</text:p>
      <text:p text:style-name="P1">md-progress-linear .md-bar {background:#009FB7;}</text:p>
      <text:p text:style-name="P1">md-progress-linear.md-default-theme[md-mode="buffer"] .md-dashed:before,</text:p>
      <text:p text:style-name="P1">md-progress-linear[md-mode="buffer"] .md-dashed:before {background: rgba(0, 0, 0, 0) radial-gradient(#009FB7 0%, #009FB7 16%, transparent 42%) repeat scroll 0 0;}</text:p>
      <text:p text:style-name="P1">md-progress-linear.md-default-theme[md-mode="buffer"] .md-bar1,</text:p>
      <text:p text:style-name="P1">md-progress-linear[md-mode="buffer"] .md-bar1 <text:s/>{background:#CCECF1;}</text:p>
      <text:p text:style-name="P1"/>
      <text:p text:style-name="P1">@keyframes nimbus_loader {</text:p>
      <text:p text:style-name="P1"><text:s text:c="2"/>0% {transform:rotate(0deg);}</text:p>
      <text:p text:style-name="P1"><text:s text:c="2"/>100% {transform:rotate(360deg);}</text:p>
      <text:p text:style-name="Standard">}</text:p>
      <text:p text:style-name="P1">@-webkit-keyframes nimbus_loader {</text:p>
      <text:p text:style-name="P1"><text:s text:c="2"/>0% {-webkit-transform:rotate(0deg);}</text:p>
      <text:p text:style-name="P1"><text:s text:c="2"/>100% {-webkit-transform:rotate(360deg);}</text:p>
      <text:p text:style-name="Standard">}</text:p>
      <text:p text:style-name="P1">.nimbus_loader:not(:required) {animation:nimbus_loader 1250ms infinite linear; -webkit-animation:nimbus_loader 1250ms infinite linear; border:4px solid #19a1b9; border-right-color:#c2c2c2; border-radius:50%; box-sizing:border-box; display:inline-block; position:relative; overflow:hidden; text-indent:-9999px; width:26px; height:26px;}</text:p>
      <text:p text:style-name="P1"/>
      <text:p text:style-name="P1">.nimbus_toast {padding:0; min-height:20px; max-height:none; height:auto; border-radius:0;}</text:p>
      <text:p text:style-name="P1">.nimbus_toast_bg {position:absolute; left:0; top:0; width:100%; height:100%; background:#414b4c; opacity:0.96; border-radius:5px;}</text:p>
      <text:p text:style-name="P1">.nimbus_toast_content {position:relative; z-index:2; padding:15px 60px 15px 80px; line-height:1.5; color:#fff; text-align:center; width:100%;}</text:p>
      <text:p text:style-name="P1">.nimbus_toast_img {display:block; position:absolute; left:20px; top:50%; width:40px; height:40px; margin:-20px 0 0 0;}</text:p>
      <text:p text:style-name="P1">.nimbus_toast_cancel {position:absolute; top:7px; right:10px; width:16px; <text:soft-page-break/>height:16px; padding:0; border-radius:50% !important;}</text:p>
      <text:p text:style-name="P1">.nimbus_toast_cancel span {line-height:normal; height:auto;}</text:p>
      <text:p text:style-name="P1"/>
      <text:p text:style-name="P1">md-toast .md-toast-content {height:auto; padding:16px; display:block; min-height:16px;}</text:p>
      <text:p text:style-name="P1">md-toast .md-toast-content &gt; span {display:block;}</text:p>
      <text:p text:style-name="P1">md-toast .md-toast-content .md-button {display:block; margin:8px 0 0 0; line-height:36px; float:left; min-width:36px;}</text:p>
      <text:p text:style-name="P1"/>
      <text:p text:style-name="P1">.nimbus_highlight {display:inline; background:#FF0;}</text:p>
      <text:p text:style-name="P1"/>
      <text:p text:style-name="P1">.nimbus_centered {left:50%; top:50%;</text:p>
      <text:p text:style-name="P1"><text:s text:c="2"/>transform:translate(-50%, -50%);</text:p>
      <text:p text:style-name="P1"><text:s text:c="2"/>-moz-transform:translate(-50%, -50%);</text:p>
      <text:p text:style-name="P1"><text:s text:c="2"/>-webkit-transform:translate(-50%, -50%);}</text:p>
      <text:p text:style-name="P1">.note-view {</text:p>
      <text:p text:style-name="P1"><text:s text:c="4"/>position: relative;</text:p>
      <text:p text:style-name="P1"><text:s text:c="4"/>overflow: hidden;</text:p>
      <text:p text:style-name="Standard">}</text:p>
      <text:p text:style-name="P1"/>
      <text:p text:style-name="P1">.note-view .mce-edit-focus {</text:p>
      <text:p text:style-name="P1"><text:s text:c="4"/>outline: none;</text:p>
      <text:p text:style-name="Standard">}</text:p>
      <text:p text:style-name="P1"/>
      <text:p text:style-name="P1">.note_heading {}</text:p>
      <text:p text:style-name="P1">.note_heading_wrapper {position:relative; padding:10px 15px;}</text:p>
      <text:p text:style-name="P1"/>
      <text:p text:style-name="P1">.note_heading_content {position:relative; min-width:100px;}</text:p>
      <text:p text:style-name="P1">.note_heading_title {position:relative; width:100%; font-size:24px; color:#303030;}</text:p>
      <text:p text:style-name="P1">.note_heading_title_text {width:100%; line-height:36px; height:36px; border-radius:3px; cursor:pointer; display:block; white-space:nowrap; overflow:hidden; text-overflow:ellipsis; border:none; color:#303030;}</text:p>
      <text:p text:style-name="P1">.note_heading_title_text:hover {background:#f2f2f2;}</text:p>
      <text:p text:style-name="P1">.note_heading_title .editable-wrap {display:block;}</text:p>
      <text:p text:style-name="P1">.note_heading_title input.editable-input {display:block; width:100%; height:36px; background:none; border:1px solid #aaa; border-radius:3px; padding:0 5px;}</text:p>
      <text:p text:style-name="P1"/>
      <text:p text:style-name="P1">.note_heading_buttons {}</text:p>
      <text:p text:style-name="P1">.note_heading_actions {float:left; padding:10px 0 0 10px;}</text:p>
      <text:p text:style-name="P1">.note_heading_action {float:left; position:relative; margin:0 0 0 10px;}</text:p>
      <text:p text:style-name="P1">.note_heading_action a {display:block; width:16px; height:16px; cursor:pointer; position:relative; z-index:5;}</text:p>
      <text:p text:style-name="P1">.note_heading_action:before {content:""; display:block; position:absolute; left:-50%; top:-50%; background:#eee; width:100%; height:100%; padding:8px; border-radius:50%; opacity:0.5; display:none;}</text:p>
      <text:p text:style-name="P1">.note_heading_action:hover:before {display:block;}</text:p>
      <text:p text:style-name="P1"/>
      <text:p text:style-name="P1">.note_heading_save {float:left; padding:3px 0 0 20px;}</text:p>
      <text:p text:style-name="P1">.note_heading_save .nimbus_button {padding:0 10px; font-size:12px; text-transform:none;}</text:p>
      <text:p text:style-name="P1">.note_heading_save .nimbus_button span {height:30px; line-height:30px;}</text:p>
      <text:p text:style-name="P1">.note-text-container {position: relative; overflow: hidden}</text:p>
      <text:p text:style-name="P1">.note-text {overflow: hidden}</text:p>
      <text:p text:style-name="P1"/>
      <text:p text:style-name="P1">.note-text-editor {overflow: auto}</text:p>
      <text:p text:style-name="P1">#nimbusEditorToolbar {background:#eceff1; margin:-15px 0 15px 0;}</text:p>
      <text:p text:style-name="P1">.note_top {position:relative; border-bottom:1px solid #c2c2c2; box-shadow:0 4px 2px -2px rgba(0, 0, 0, 0.1); z-index:65;}</text:p>
      <text:p text:style-name="P1">.note_top_wrapper {padding:5px 15px 10px 15px;}</text:p>
      <text:p text:style-name="P1">.note_actions .nimbus_button {margin:0 0 0 10px; padding:0 10px; min-width:16px; float:left; display:block;}</text:p>
      <text:p text:style-name="P1"><text:soft-page-break/>.note_actions .note_actions_info {padding:0 15px;}</text:p>
      <text:p text:style-name="P1">.note_top_menus {}</text:p>
      <text:p text:style-name="P1">.note_top_menu_folder {max-width:300px;}</text:p>
      <text:p text:style-name="P1">.note_top_menu_folder .select2-container {display:block;}</text:p>
      <text:p text:style-name="P1">.folder-text {line-height:30px; display:block;}</text:p>
      <text:p text:style-name="P1">.nimbus_note_styled .note-text-editor {font-size:16px; line-height:1.6;}</text:p>
      <text:p text:style-name="P1">.nimbus_note_styled .note-text-editor * {margin:0; padding:0;}</text:p>
      <text:p text:style-name="P1">.nimbus_note_styled .note-text-editor h1,</text:p>
      <text:p text:style-name="P1">.nimbus_note_styled .note-text-editor h2,</text:p>
      <text:p text:style-name="P1">.nimbus_note_styled .note-text-editor h3,</text:p>
      <text:p text:style-name="P1">.nimbus_note_styled .note-text-editor h4,</text:p>
      <text:p text:style-name="P1">.nimbus_note_styled .note-text-editor h5,</text:p>
      <text:p text:style-name="P1">.nimbus_note_styled .note-text-editor h6 {padding:0 0 20px; color:#000; font-weight:bold;}</text:p>
      <text:p text:style-name="P1">.nimbus_note_styled .note-text-editor h1 {font-size:2.2em;}</text:p>
      <text:p text:style-name="P1">.nimbus_note_styled .note-text-editor h2 {font-size:2.0em;}</text:p>
      <text:p text:style-name="P1">.nimbus_note_styled .note-text-editor h3 {font-size:1.8em;}</text:p>
      <text:p text:style-name="P1">.nimbus_note_styled .note-text-editor h4 {font-size:1.6em;}</text:p>
      <text:p text:style-name="P1">.nimbus_note_styled .note-text-editor h5 {font-size:1.4em;}</text:p>
      <text:p text:style-name="P1">.nimbus_note_styled .note-text-editor h6 {font-size:1.2em;}</text:p>
      <text:p text:style-name="P1">.nimbus_note_styled .note-text-editor p {padding:0 0 20px 0;}</text:p>
      <text:p text:style-name="P1">.nimbus_note_styled .note-text-editor ol,</text:p>
      <text:p text:style-name="P1">.nimbus_note_styled .note-text-editor ul {padding:0 0 20px 40px;}</text:p>
      <text:p text:style-name="P1">.nimbus_note_styled .note-text-editor ol li,</text:p>
      <text:p text:style-name="P1">.nimbus_note_styled .note-text-editor ul li {padding:0;}</text:p>
      <text:p text:style-name="P1">.nimbus_note_styled .note-text-editor ol ol,</text:p>
      <text:p text:style-name="P1">.nimbus_note_styled .note-text-editor ul ul,</text:p>
      <text:p text:style-name="P1">.nimbus_note_styled .note-text-editor ol ul,</text:p>
      <text:p text:style-name="P1">.nimbus_note_styled .note-text-editor ul ol {padding-top:10px; padding-bottom:0;}</text:p>
      <text:p text:style-name="P1">.nimbus_note_styled .note-text-editor blockquote {margin:0 0 20px 40px; font-style:italic;}</text:p>
      <text:p text:style-name="P1">.nimbus_note_styled .note-text-editor img {display:inline-block; margin:20px 0; max-width:100%; height:auto;}</text:p>
      <text:p text:style-name="P1">.nimbus_note_styled .note-text-editor table {border-collapse:collapse; border-spacing:0; margin:0 0 20px 0;}</text:p>
      <text:p text:style-name="P1">.nimbus_note_styled .note-text-editor table tr td,</text:p>
      <text:p text:style-name="P1">.nimbus_note_styled .note-text-editor table tr th {vertical-align:top; padding:20px; border:1px solid #c2c2c2; text-align:left;}</text:p>
      <text:p text:style-name="P1"/>
      <text:p text:style-name="P1">.nimbus_note_styled .note-text-editor .nimbus_note_img_uploading {margin:20px 0;}</text:p>
      <text:p text:style-name="P1">.nimbus_note_styled .note-text-editor .nimbus_note_img_uploading_holder {display:inline-block; vertical-align:top; position:relative; min-height:65px; min-width:190px;}</text:p>
      <text:p text:style-name="P1">.nimbus_note_styled .note-text-editor .nimbus_note_img_uploading_shade {position:absolute; left:0; top:0; width:100%; height:100%; background:#1f1f1f; opacity:0.87; display:none;}</text:p>
      <text:p text:style-name="P1">.nimbus_note_styled .note-text-editor .nimbus_note_img_uploading_progress {padding:20px; background:#eceff1; border-radius:3px; overflow:hidden; position:relative; z-index:5; color:#414b4c;}</text:p>
      <text:p text:style-name="P1">.nimbus_note_styled .note-text-editor .nimbus_note_img_uploading_progress .nimbus_loader {float:left; display:block;}</text:p>
      <text:p text:style-name="P1">.nimbus_note_styled .note-text-editor .nimbus_note_img_uploading_progress_text {float:left; line-height:25px; padding:0 0 0 10px; font-size:13px;}</text:p>
      <text:p text:style-name="P1">.nimbus_note_styled .note-text-editor .nimbus_note_img_uploading_full {text-align:center;}</text:p>
      <text:p text:style-name="P1">.nimbus_note_styled .note-text-editor .nimbus_note_img_uploading_full .nimbus_note_img_uploading_shade {display:block;}</text:p>
      <text:p text:style-name="P1">.nimbus_note_styled .note-text-editor .nimbus_note_img_uploading_full .nimbus_note_img_uploading_progress {position:absolute; background:none; border-radius:0; left:0; top:0; color:#19a1b9;}</text:p>
      <text:p text:style-name="P1">.nimbus_note_styled .note-text-editor .nimbus_note_img_uploading_full img {margin:0;}</text:p>
      <text:p text:style-name="P1"><text:soft-page-break/>.notes_block {overflow-y:auto; overflow-x:hidden;}</text:p>
      <text:p text:style-name="P1">.notes_block_list {padding:0; margin:0; display:block;}</text:p>
      <text:p text:style-name="P1">.note_small {display:block; background-color:#fff; border-bottom:1px solid #dedede; width:349px; height:125px; position:relative;}</text:p>
      <text:p text:style-name="P1"/>
      <text:p text:style-name="P1">.note_small_wrapper {padding:15px;}</text:p>
      <text:p text:style-name="P1">.note_small_content {position:relative; overflow:hidden;}</text:p>
      <text:p text:style-name="P1">.note_small_block {position:relative; height:95px; overflow:hidden; padding:0 0 0 60px;}</text:p>
      <text:p text:style-name="P1">.note_small_empty_title {text-align:center; font-size:18px; padding:10px 0;}</text:p>
      <text:p text:style-name="P1">.note_small_empty_text {text-align:center; font-size:16px;}</text:p>
      <text:p text:style-name="P1"/>
      <text:p text:style-name="P1">.note_small_loading {text-align:center; padding:10px 0; font-size:0;}</text:p>
      <text:p text:style-name="P1">.note_small_loading .note_small_loading_text {display:inline-block; vertical-align:middle; padding:10px; font-size:18px;}</text:p>
      <text:p text:style-name="P1">.note_small_loading .nimbus_loader {display:inline-block; vertical-align:middle;}</text:p>
      <text:p text:style-name="P1"/>
      <text:p text:style-name="P1">.note_small_title {white-space:nowrap; overflow:hidden; text-overflow:ellipsis; font-size:13px; color:#303030; font-weight:bold; height:20px;}</text:p>
      <text:p text:style-name="P1"/>
      <text:p text:style-name="P1">.note_small_meta {font-size:12px; height:20px;}</text:p>
      <text:p text:style-name="P1">.note_small_meta .note_small_date {display:inline-block; vertical-align:middle; color:#303030; margin:0 10px 0 0;}</text:p>
      <text:p text:style-name="P1">.note_small_meta .note_small_attach_count,</text:p>
      <text:p text:style-name="P1">.note_small_meta .note_small_todo_count,</text:p>
      <text:p text:style-name="P1">.note_small_meta .note_small_shared {display:inline-block; vertical-align:middle; font-weight:bold; font-size:14px; color:#19a1b9; position:relative; margin:0 5px 0 0; min-height:16px;}</text:p>
      <text:p text:style-name="P1">.note_small_meta .note_small_attach_count i,</text:p>
      <text:p text:style-name="P1">.note_small_meta .note_small_todo_count i,</text:p>
      <text:p text:style-name="P1">.note_small_meta .note_small_shared i {display:block; position:absolute; left:0; top:50%; height:12px; margin:-6px 0 0 0;}</text:p>
      <text:p text:style-name="P1">.note_small_meta .note_small_attach_count {padding:0 0 0 10px;}</text:p>
      <text:p text:style-name="P1">.note_small_meta .note_small_attach_count i {width:6px;}</text:p>
      <text:p text:style-name="P1">.note_small_meta .note_small_todo_count {padding:0 0 0 16px;}</text:p>
      <text:p text:style-name="P1">.note_small_meta .note_small_todo_count i {width:12px;}</text:p>
      <text:p text:style-name="P1">.note_small_meta .note_small_shared {padding:0 0 0 16px;}</text:p>
      <text:p text:style-name="P1">.note_small_meta .note_small_shared i {width:16px; height:16px; margin:-8px 0 0 0;}</text:p>
      <text:p text:style-name="P1"/>
      <text:p text:style-name="P1">.note_small_meta .note_small_shared {display:none;}</text:p>
      <text:p text:style-name="P1">.note_small.shared .note_small_meta .note_small_shared {display:inline-block;}</text:p>
      <text:p text:style-name="P1"/>
      <text:p text:style-name="P1">.note_small_text {font-size:12px; line-height:18px;}</text:p>
      <text:p text:style-name="P1"/>
      <text:p text:style-name="P1">.note_small_img {position:absolute; left:0; top:5px; width:50px; height:50px; overflow:hidden; background:#eceff1; border-radius:50%; overflow:hidden;}</text:p>
      <text:p text:style-name="P1">.note_small_img .note_small_img_text {display:table-cell; width:50px; height:50px; vertical-align:middle; text-align:center; font-size:24px; color:#fff;}</text:p>
      <text:p text:style-name="P1">.note_small_img .note_small_img_icon {display:block; width:50px; height:50px; line-height:50px; text-align:center;}</text:p>
      <text:p text:style-name="P1">.note_small_img img {display:inline-block;}</text:p>
      <text:p text:style-name="P1"/>
      <text:p text:style-name="P1">.note_small:hover,</text:p>
      <text:p text:style-name="P1">.note_small_active {background-color:#f7f7f7;}</text:p>
      <text:p text:style-name="P1"/>
      <text:p text:style-name="P1">.note_small:hover .note_small_img_default,</text:p>
      <text:p text:style-name="P1">.note_small_active .note_small_img_default {background:#fff;}</text:p>
      <text:p text:style-name="P1">.note_small:hover .note_small_img_default .note_small_img_text,</text:p>
      <text:p text:style-name="P1">.note_small_active .note_small_img_default .note_small_img_text {color:#d2d1d1;}</text:p>
      <text:p text:style-name="P1"/>
      <text:p text:style-name="P1">.note_small.ui-draggable-dragging {opacity:0.5; background:#fff; height:50px !<text:soft-page-break/>important;}</text:p>
      <text:p text:style-name="P1">.note_small.ui-draggable-dragging .note_small_text,</text:p>
      <text:p text:style-name="P1">.note_small.ui-draggable-dragging .note_small_meta,</text:p>
      <text:p text:style-name="P1">.note_small.ui-draggable-dragging .note_small_img {display:none;}</text:p>
      <text:p text:style-name="P1">.note_small.ui-draggable-dragging .note_small_block {height:auto; padding:0;}</text:p>
      <text:p text:style-name="P1">tags-input .host {</text:p>
      <text:p text:style-name="P1"><text:s text:c="4"/>font-size: 13px;</text:p>
      <text:p text:style-name="P1"><text:s text:c="4"/>display: inline-block;</text:p>
      <text:p text:style-name="P1"><text:s text:c="4"/>zoom: 1;</text:p>
      <text:p text:style-name="P1"><text:s text:c="4"/>min-width: 200px;</text:p>
      <text:p text:style-name="Standard">}</text:p>
      <text:p text:style-name="P1"/>
      <text:p text:style-name="P1">tags-input .tags {</text:p>
      <text:p text:style-name="P1"><text:s text:c="4"/>border: 1px solid #C8C8C8;</text:p>
      <text:p text:style-name="P1"><text:s text:c="4"/>margin: 0;</text:p>
      <text:p text:style-name="P1"><text:s text:c="4"/>padding: 0;</text:p>
      <text:p text:style-name="P1"><text:s text:c="4"/>cursor: text;</text:p>
      <text:p text:style-name="P1"><text:s text:c="4"/>overflow: hidden;</text:p>
      <text:p text:style-name="P1"><text:s text:c="4"/>height: 31px;</text:p>
      <text:p text:style-name="P1"><text:s text:c="4"/>position: relative;</text:p>
      <text:p text:style-name="P1"><text:s text:c="4"/>overflow-y: auto !important;</text:p>
      <text:p text:style-name="Standard">}</text:p>
      <text:p text:style-name="P1"/>
      <text:p text:style-name="P1">tags-input .tags .tag-list{</text:p>
      <text:p text:style-name="P1"><text:s text:c="4"/>margin: 0;</text:p>
      <text:p text:style-name="P1"><text:s text:c="4"/>padding: 0;</text:p>
      <text:p text:style-name="Standard">}</text:p>
      <text:p text:style-name="P1"/>
      <text:p text:style-name="P1">tags-input .tags .input{</text:p>
      <text:p text:style-name="P1"><text:s text:c="4"/>color: #111 !important;</text:p>
      <text:p text:style-name="P1"><text:s text:c="4"/>background: transparent !important;</text:p>
      <text:p text:style-name="P1"><text:s text:c="4"/>border: 0 !important;</text:p>
      <text:p text:style-name="P1"><text:s text:c="4"/>padding: 7px 4px 5px 4px;</text:p>
      <text:p text:style-name="P1"><text:s text:c="4"/>margin: 0;</text:p>
      <text:p text:style-name="P1"><text:s text:c="4"/>outline: 0;</text:p>
      <text:p text:style-name="P1"><text:s text:c="4"/>-webkit-box-shadow: none;</text:p>
      <text:p text:style-name="P1"><text:s text:c="4"/>-moz-box-shadow: none;</text:p>
      <text:p text:style-name="P1"><text:s text:c="4"/>-o-box-shadow: none;</text:p>
      <text:p text:style-name="P1"><text:s text:c="4"/>box-shadow: none;</text:p>
      <text:p text:style-name="Standard">}</text:p>
      <text:p text:style-name="P1"/>
      <text:p text:style-name="P1">tags-input .tags .tag-item {</text:p>
      <text:p text:style-name="P1"><text:s text:c="4"/>float: left;</text:p>
      <text:p text:style-name="P1"><text:s text:c="4"/>list-style: none;</text:p>
      <text:p text:style-name="P1"><text:s text:c="4"/>-webkit-border-radius: 3px;</text:p>
      <text:p text:style-name="P1"><text:s text:c="4"/>-moz-border-radius: 3px;</text:p>
      <text:p text:style-name="P1"><text:s text:c="4"/>border-radius: 3px;</text:p>
      <text:p text:style-name="P1"><text:s text:c="4"/>-moz-background-clip: padding;</text:p>
      <text:p text:style-name="P1"><text:s text:c="4"/>-webkit-background-clip: padding-box;</text:p>
      <text:p text:style-name="P1"><text:s text:c="4"/>background-clip: padding-box;</text:p>
      <text:p text:style-name="P1"><text:s text:c="4"/>background: #19A1B9 none;</text:p>
      <text:p text:style-name="P1"><text:s text:c="4"/>color: #333;</text:p>
      <text:p text:style-name="P1"><text:s text:c="4"/>line-height: 13px;</text:p>
      <text:p text:style-name="P1"><text:s text:c="4"/>padding: 1px 19px 2px 6px;</text:p>
      <text:p text:style-name="P1"><text:s text:c="4"/>margin: 5px 0 5px 5px;</text:p>
      <text:p text:style-name="P1"><text:s text:c="4"/>height: auto;</text:p>
      <text:p text:style-name="P1"><text:s text:c="4"/>position: relative;</text:p>
      <text:p text:style-name="P1"><text:s text:c="4"/>overflow: hidden;</text:p>
      <text:p text:style-name="P1"><text:s text:c="4"/>text-overflow: ellipsis;</text:p>
      <text:p text:style-name="P1"><text:s text:c="4"/>white-space: nowrap;</text:p>
      <text:p text:style-name="Standard">}</text:p>
      <text:p text:style-name="P1"/>
      <text:p text:style-name="P1">tags-input .tags .tag-item-tag {</text:p>
      <text:p text:style-name="P1"><text:soft-page-break/><text:s text:c="4"/>background: #008800 none;</text:p>
      <text:p text:style-name="Standard">}</text:p>
      <text:p text:style-name="P1"/>
      <text:p text:style-name="P1">tags-input .tags .tag-item span {</text:p>
      <text:p text:style-name="P1"><text:s text:c="4"/>cursor: default;</text:p>
      <text:p text:style-name="P1"><text:s text:c="4"/>font-size: 11px;</text:p>
      <text:p text:style-name="P1"><text:s text:c="4"/>line-height: 13px;</text:p>
      <text:p text:style-name="P1"><text:s text:c="4"/>color: #fefefe;</text:p>
      <text:p text:style-name="Standard">}</text:p>
      <text:p text:style-name="P1"/>
      <text:p text:style-name="P1">tags-input .tags .tag-item .remove-button {</text:p>
      <text:p text:style-name="P1"><text:s text:c="4"/>cursor: pointer;</text:p>
      <text:p text:style-name="P1"><text:s text:c="4"/>display: block;</text:p>
      <text:p text:style-name="P1"><text:s text:c="4"/>position: absolute;</text:p>
      <text:p text:style-name="P1"><text:s text:c="4"/>right: 5px;</text:p>
      <text:p text:style-name="P1"><text:s text:c="4"/>top: 4px;</text:p>
      <text:p text:style-name="P1"><text:s text:c="4"/>width: 9px;</text:p>
      <text:p text:style-name="P1"><text:s text:c="4"/>height: 9px;</text:p>
      <text:p text:style-name="P1"><text:s text:c="4"/>font-size: 1px;</text:p>
      <text:p text:style-name="P1"><text:s text:c="4"/>background: url(../images/layout/sprite.png) -32px -55px no-repeat;</text:p>
      <text:p text:style-name="P1"><text:s text:c="4"/>border: none;</text:p>
      <text:p text:style-name="P1"><text:s text:c="4"/>padding: 0;</text:p>
      <text:p text:style-name="Standard">}</text:p>
      <text:p text:style-name="P1">.nimbus-header {position:relative; z-index:69; border-bottom:1px solid #c2c2c2; background:#f2f2f2;}</text:p>
      <text:p text:style-name="P1">.nimbus_header_wrapper {padding:10px 15px;}</text:p>
      <text:p text:style-name="P1">.nimbus_header_holder {position:relative; width:100%;}</text:p>
      <text:p text:style-name="P1">.nimbus_header_content {min-width:100px;}</text:p>
      <text:p text:style-name="P1"/>
      <text:p text:style-name="P1">.loading_progress {position:absolute; top:100%; left:0; width:100%; height: 3px; overflow: hidden}</text:p>
      <text:p text:style-name="P1"/>
      <text:p text:style-name="P1">.user-bar {display:block; margin:3px 0 0 0; padding:0; font-size:14px; text-align:right;}</text:p>
      <text:p text:style-name="P1">.user-bar li {list-style:none; margin:0; padding:0;}</text:p>
      <text:p text:style-name="P1">.user-bar &gt; li {position:relative; display:block; float:left; vertical-align:top; cursor:pointer; border-radius:3px; padding:0; margin:0 0 0 20px;}</text:p>
      <text:p text:style-name="P1"/>
      <text:p text:style-name="P1">.user-bar .user-bar-heading {line-height:30px; border-radius:2px; color:#888; white-space:nowrap;}</text:p>
      <text:p text:style-name="P1">.user-bar .user-bar-heading-button {border:1px solid #d5d5d5; padding:0 8px; color:#19a1b9; line-height:28px;}</text:p>
      <text:p text:style-name="P1">.user-bar .user-bar-heading-icon {display:inline-block; vertical-align:middle; margin:0 5px 0 0;}</text:p>
      <text:p text:style-name="P1">.user-bar .icon-user-bar-profile {width:10px; height:14px;}</text:p>
      <text:p text:style-name="P1">.user-bar .user-bar-heading-text {display:inline-block; vertical-align:top;}</text:p>
      <text:p text:style-name="P1">.user-bar .user-bar-heading-arrow {display:inline-block; border-top:6px solid #888; border-right:5px solid transparent; border-left:5px solid transparent; content:""; height:0; vertical-align:middle;}</text:p>
      <text:p text:style-name="P1"/>
      <text:p text:style-name="P1">.user-bar ul {top:100%; border:1px solid #d6d6d6; background:#fff; border-radius:2px; right:0; position:absolute; overflow-y:auto; overflow-x:hidden; display:block; padding:0; margin:-5px 0 0 0; box-shadow:1px 2px 3px rgba(0,0,0, 0.1);}</text:p>
      <text:p text:style-name="P1">.user-bar ul li {color:#222; cursor:pointer; display:block; white-space:normal; text-align:left;}</text:p>
      <text:p text:style-name="P1">.user-bar ul li a {display:block; width:100%; height:100%; padding:7px 10px; color:#222; text-decoration:none;}</text:p>
      <text:p text:style-name="P1">.user-bar ul li:hover {background-color:#eceff1;}</text:p>
      <text:p text:style-name="P1">.user-bar ul li:hover a {color:#222;}</text:p>
      <text:p text:style-name="P1"/>
      <text:p text:style-name="P1">.nimbus_header_search {display:inline-block; vertical-align:middle; position:relative; margin:0 15px 0 0; z-index:150;}</text:p>
      <text:p text:style-name="P1"><text:soft-page-break/>.nimbus_header .nimbus_header_search .md-input {border-radius:2px 0 0 2px; border-right:0 !important; padding:0 77px 0 12px; border-color:#d5d5d5; width:299px;}</text:p>
      <text:p text:style-name="P1">.nimbus_header .nimbus_header_search .nimbus-header-search-field-focused {width:449px;}</text:p>
      <text:p text:style-name="P1">.nimbus_header_search .nimbus_button i.icon-nimbus-search {display:block; position:absolute; width:16px; height:16px; left:50%; top:50%; margin:-8px 0 0 -8px;}</text:p>
      <text:p text:style-name="P1">.nimbus_header_search .nimbus_header_switcher {display:block; position:absolute; width:26px; height:26px; right:5px; top:5px; margin:0; border-radius:2px; background:none; border:none; cursor:pointer; padding:0;}</text:p>
      <text:p text:style-name="P1">.nimbus_header_search .nimbus_header_switcher i.icon-nimbus-switcher {display:block; position:absolute; width:16px; height:16px; left:50%; top:50%; margin:-8px 0 0 -8px;}</text:p>
      <text:p text:style-name="P1">.nimbus_header_search .nimbus_header_switcher_active {background:#eceff1;}</text:p>
      <text:p text:style-name="P1">.nimbus_header_search .nimbus_button_cancel {right:36px;}</text:p>
      <text:p text:style-name="P1"/>
      <text:p text:style-name="P1">.nn-search-assist {position:absolute; left:0; top:100%; width:360px; padding:5px 0 0 0;}</text:p>
      <text:p text:style-name="P1">.nn-search-assist-content {background:#ffffff; box-shadow:0 2px 4px 0 rgba(0,0,0,0.50); border-radius:2px; position:relative; padding:14px;}</text:p>
      <text:p text:style-name="P1">.nn-search-assist-content:before {content:""; position:absolute; left:20px; top:-10px; height:0; border-bottom:15px solid #fff; border-right:15px solid transparent; border-left:15px solid transparent;}</text:p>
      <text:p text:style-name="P1">.nn-search-assist-title {font-size:15px; color:#030303; padding:0 0 3px 0;}</text:p>
      <text:p text:style-name="P1">.nn-search-assist-item {padding:7px 0; border-bottom:1px solid #cfd1d3;}</text:p>
      <text:p text:style-name="P1">.nn-search-assist-content .nimbus-last {border:none;}</text:p>
      <text:p text:style-name="P1">.nn-search-assist-command {background:rgba(39,161,183,0.16); border-radius:5px; font-size:12px; padding:2px 4px; white-space:nowrap; float:left; margin:0 10px 0 0;}</text:p>
      <text:p text:style-name="P1">.nn-search-assist-desc {font-size:13px; color:#5f5f5f; line-height:1.5;}</text:p>
      <text:p text:style-name="P1">.nn-search-assist-actions {padding:7px 0 0 0;}</text:p>
      <text:p text:style-name="P1">.nn-search-assist-action {font-size:12px; color:#27a1b7; display:inline-block; cursor:pointer;}</text:p>
      <text:p text:style-name="P1"/>
      <text:p text:style-name="P1">.nimbus_header_new_note {display:inline-block; margin:0 15px 0 0; vertical-align:middle;}</text:p>
      <text:p text:style-name="P1">.nimbus_header_new_note .nimbus_button {font-size:14px; padding:0 15px;}</text:p>
      <text:p text:style-name="P1">.nimbus_header_new_note .nimbus_button &gt; span {}</text:p>
      <text:p text:style-name="P1"/>
      <text:p text:style-name="P1">.nimbus_button_save_changes {padding:0 15px 0 0; display:inline-block; vertical-align:middle;}</text:p>
      <text:p text:style-name="P1">.nimbus_button_save_changes span {height:30px; line-height:30px; font-size:14px; text-transform:none;}</text:p>
      <text:p text:style-name="P1"/>
      <text:p text:style-name="P1">.nimbus_header_tags {display:block; height:35px;}</text:p>
      <text:p text:style-name="P1">.context-menu {</text:p>
      <text:p text:style-name="P1"><text:s text:c="4"/>background: #1F1F1F;</text:p>
      <text:p text:style-name="P1"><text:s text:c="4"/>-webkit-border-radius: 3px;</text:p>
      <text:p text:style-name="P1"><text:s text:c="4"/>-moz-border-radius: 3px;</text:p>
      <text:p text:style-name="P1"><text:s text:c="4"/>border-radius: 3px;</text:p>
      <text:p text:style-name="P1"><text:s text:c="4"/>border: #000 1px solid;</text:p>
      <text:p text:style-name="P1"><text:s text:c="4"/>display: none;</text:p>
      <text:p text:style-name="P1"><text:s text:c="4"/>position: absolute;</text:p>
      <text:p text:style-name="P1"><text:s text:c="4"/>overflow-y: auto;</text:p>
      <text:p text:style-name="P1"><text:s text:c="4"/>overflow-x: hidden;</text:p>
      <text:p text:style-name="P1"><text:s text:c="4"/>z-index: 1001 !important;</text:p>
      <text:p text:style-name="P1"><text:s text:c="4"/>min-width:180px;</text:p>
      <text:p text:style-name="P1"><text:s text:c="4"/>max-width:350px;</text:p>
      <text:p text:style-name="Standard">}</text:p>
      <text:p text:style-name="P1"/>
      <text:p text:style-name="P1">.context-menu ul {</text:p>
      <text:p text:style-name="P1"><text:s text:c="4"/>margin: 0;</text:p>
      <text:p text:style-name="P1"><text:soft-page-break/><text:s text:c="4"/>padding: 0;</text:p>
      <text:p text:style-name="Standard">}</text:p>
      <text:p text:style-name="P1"/>
      <text:p text:style-name="P1">.context-menu ul li {</text:p>
      <text:p text:style-name="P1"><text:s text:c="4"/>display: block;</text:p>
      <text:p text:style-name="P1"><text:s text:c="4"/>vertical-align: top;</text:p>
      <text:p text:style-name="Standard">}</text:p>
      <text:p text:style-name="P1"/>
      <text:p text:style-name="P1">.context-menu ul a {</text:p>
      <text:p text:style-name="P1"><text:s text:c="4"/>color: #bfbfbf;</text:p>
      <text:p text:style-name="P1"><text:s text:c="4"/>font-weight: bold;</text:p>
      <text:p text:style-name="P1"><text:s text:c="4"/>padding: 5px 11px;</text:p>
      <text:p text:style-name="P1"><text:s text:c="4"/>min-width: 100px;</text:p>
      <text:p text:style-name="P1"><text:s text:c="4"/>cursor: pointer;</text:p>
      <text:p text:style-name="P1"><text:s text:c="4"/>font-size: 13px;</text:p>
      <text:p text:style-name="P1"><text:s text:c="4"/>line-height: 15px;</text:p>
      <text:p text:style-name="P1"><text:s text:c="4"/>display: inline-block;</text:p>
      <text:p text:style-name="Standard">}</text:p>
      <text:p text:style-name="P1"/>
      <text:p text:style-name="P1">.context-menu ul a:hover {</text:p>
      <text:p text:style-name="P1"><text:s text:c="4"/>color: #fff;</text:p>
      <text:p text:style-name="Standard">}</text:p>
      <text:p text:style-name="P1">.select2-container {</text:p>
      <text:p text:style-name="P1"><text:s text:c="4"/>margin: 0;</text:p>
      <text:p text:style-name="P1"><text:s text:c="4"/>position: relative;</text:p>
      <text:p text:style-name="P1"><text:s text:c="4"/>display: inline-block;</text:p>
      <text:p text:style-name="P1"><text:s text:c="4"/>zoom: 1;</text:p>
      <text:p text:style-name="P1"><text:s text:c="4"/>*display: inline;</text:p>
      <text:p text:style-name="P1"><text:s text:c="4"/>vertical-align: middle;</text:p>
      <text:p text:style-name="Standard">}</text:p>
      <text:p text:style-name="P1"/>
      <text:p text:style-name="P1">.select2-container,</text:p>
      <text:p text:style-name="P1">.select2-drop,</text:p>
      <text:p text:style-name="P1">.select2-search,</text:p>
      <text:p text:style-name="P1">.select2-search input {</text:p>
      <text:p text:style-name="P1"><text:s text:c="4"/>-webkit-box-sizing: border-box;</text:p>
      <text:p text:style-name="P1"><text:s text:c="4"/>-moz-box-sizing: border-box;</text:p>
      <text:p text:style-name="P1"><text:s text:c="4"/>box-sizing: border-box;</text:p>
      <text:p text:style-name="Standard">}</text:p>
      <text:p text:style-name="P1"/>
      <text:p text:style-name="P1">.select2-container .select2-choice {</text:p>
      <text:p text:style-name="P1"><text:s text:c="4"/>display: block;</text:p>
      <text:p text:style-name="P1"><text:s text:c="4"/>position: relative;</text:p>
      <text:p text:style-name="P1"><text:s text:c="4"/>cursor: pointer;</text:p>
      <text:p text:style-name="P1"><text:s text:c="4"/>-webkit-touch-callout: none;</text:p>
      <text:p text:style-name="P1"><text:s text:c="4"/>-webkit-user-select: none;</text:p>
      <text:p text:style-name="P1"><text:s text:c="4"/>-moz-user-select: none;</text:p>
      <text:p text:style-name="P1"><text:s text:c="4"/>-ms-user-select: none;</text:p>
      <text:p text:style-name="P1"><text:s text:c="4"/>user-select: none;</text:p>
      <text:p text:style-name="Standard">}</text:p>
      <text:p text:style-name="P1"/>
      <text:p text:style-name="P1">.nimbus_menus_folders.select2-container.select2-allowclear .select2-choice .select2-chosen,</text:p>
      <text:p text:style-name="P1">.select2-container.select2-allowclear .select2-choice .select2-chosen,</text:p>
      <text:p text:style-name="P1">.nimbus_menus_title.select2-allowclear .nimbus_menus_title_button {</text:p>
      <text:p text:style-name="P1"><text:s text:c="4"/>padding-right: 40px;</text:p>
      <text:p text:style-name="Standard">}</text:p>
      <text:p text:style-name="P1"/>
      <text:p text:style-name="P1">.select2-container .select2-choice &gt; .select2-chosen {</text:p>
      <text:p text:style-name="P1"><text:s text:c="4"/>display: block;</text:p>
      <text:p text:style-name="P1"><text:s text:c="4"/>line-height: 30px;</text:p>
      <text:p text:style-name="P1"><text:s text:c="4"/>height: 30px;</text:p>
      <text:p text:style-name="P1"><text:soft-page-break/><text:s text:c="4"/>overflow: hidden;</text:p>
      <text:p text:style-name="P1"><text:s text:c="4"/>text-overflow: ellipsis;</text:p>
      <text:p text:style-name="P1"><text:s text:c="4"/>white-space: nowrap;</text:p>
      <text:p text:style-name="P1"><text:s text:c="4"/>padding: 0 20px 0 0;</text:p>
      <text:p text:style-name="P1"><text:s text:c="4"/>color: #222;</text:p>
      <text:p text:style-name="P1"><text:s text:c="4"/>font-size: 14px;</text:p>
      <text:p text:style-name="Standard">}</text:p>
      <text:p text:style-name="P1"/>
      <text:p text:style-name="P1">.select2-container .select2-choice abbr,</text:p>
      <text:p text:style-name="P1">.nimbus_menus_title abbr {</text:p>
      <text:p text:style-name="P1"><text:s text:c="4"/>display: block;</text:p>
      <text:p text:style-name="P1"><text:s text:c="4"/>position: absolute;</text:p>
      <text:p text:style-name="P1"><text:s text:c="4"/>right: 20px;</text:p>
      <text:p text:style-name="P1"><text:s text:c="4"/>top: 0;</text:p>
      <text:p text:style-name="P1"><text:s text:c="4"/>width: 20px;</text:p>
      <text:p text:style-name="P1"><text:s text:c="4"/>height: 30px;</text:p>
      <text:p text:style-name="P1"><text:s text:c="4"/>line-height: 28px;</text:p>
      <text:p text:style-name="P1"><text:s text:c="4"/>text-align: center;</text:p>
      <text:p text:style-name="P1"><text:s text:c="4"/>color: #f29797;</text:p>
      <text:p text:style-name="P1"><text:s text:c="4"/>font-weight: bold;</text:p>
      <text:p text:style-name="P1"><text:s text:c="4"/>font-size: 14px;</text:p>
      <text:p text:style-name="Standard">}</text:p>
      <text:p text:style-name="P1"/>
      <text:p text:style-name="P1">.select2-drop-mask {</text:p>
      <text:p text:style-name="P1"><text:s text:c="4"/>border: 0;</text:p>
      <text:p text:style-name="P1"><text:s text:c="4"/>margin: 0;</text:p>
      <text:p text:style-name="P1"><text:s text:c="4"/>padding: 0;</text:p>
      <text:p text:style-name="P1"><text:s text:c="4"/>position: fixed;</text:p>
      <text:p text:style-name="P1"><text:s text:c="4"/>left: 0;</text:p>
      <text:p text:style-name="P1"><text:s text:c="4"/>top: 0;</text:p>
      <text:p text:style-name="P1"><text:s text:c="4"/>min-height: 100%;</text:p>
      <text:p text:style-name="P1"><text:s text:c="4"/>min-width: 100%;</text:p>
      <text:p text:style-name="P1"><text:s text:c="4"/>height: auto;</text:p>
      <text:p text:style-name="P1"><text:s text:c="4"/>width: auto;</text:p>
      <text:p text:style-name="P1"><text:s text:c="4"/>opacity: 0;</text:p>
      <text:p text:style-name="P1"><text:s text:c="4"/>z-index: 9998;</text:p>
      <text:p text:style-name="P1"><text:s text:c="4"/>background-color: #fff;</text:p>
      <text:p text:style-name="P1"><text:s text:c="4"/>filter: alpha(opacity=0);</text:p>
      <text:p text:style-name="Standard">}</text:p>
      <text:p text:style-name="P1"/>
      <text:p text:style-name="P1">.select2-drop {</text:p>
      <text:p text:style-name="P1"><text:s text:c="4"/>min-width: 320px;</text:p>
      <text:p text:style-name="P1"><text:s text:c="4"/>margin-top: -1px;</text:p>
      <text:p text:style-name="P1"><text:s text:c="4"/>position: absolute;</text:p>
      <text:p text:style-name="P1"><text:s text:c="4"/>z-index: 9999;</text:p>
      <text:p text:style-name="P1"><text:s text:c="4"/>top: 100% !important;</text:p>
      <text:p text:style-name="P1"><text:s text:c="4"/>background: #fff;</text:p>
      <text:p text:style-name="P1"><text:s text:c="4"/>border: 1px solid #d6d6d6;</text:p>
      <text:p text:style-name="P1"><text:s text:c="4"/>border-radius: 2px;</text:p>
      <text:p text:style-name="P1"><text:s text:c="4"/>padding: 15px 0;</text:p>
      <text:p text:style-name="Standard">}</text:p>
      <text:p text:style-name="P1"/>
      <text:p text:style-name="P1">.select2-drop-active {</text:p>
      <text:p text:style-name="Standard">}</text:p>
      <text:p text:style-name="P1"/>
      <text:p text:style-name="P1">.select2-drop.select2-drop-above.select2-drop-active {</text:p>
      <text:p text:style-name="Standard">}</text:p>
      <text:p text:style-name="P1"/>
      <text:p text:style-name="P1">.select2-container .select2-choice .select2-arrow {</text:p>
      <text:p text:style-name="P1"><text:s text:c="4"/>display: block;</text:p>
      <text:p text:style-name="P1"><text:s text:c="4"/>position: absolute;</text:p>
      <text:p text:style-name="P1"><text:s text:c="4"/>top: 0;</text:p>
      <text:p text:style-name="P1"><text:soft-page-break/><text:s text:c="4"/>right: 0;</text:p>
      <text:p text:style-name="P1"><text:s text:c="4"/>width: 20px;</text:p>
      <text:p text:style-name="P1"><text:s text:c="4"/>height: 30px;</text:p>
      <text:p text:style-name="Standard">}</text:p>
      <text:p text:style-name="P1"/>
      <text:p text:style-name="P1">.select2-container .select2-choice .select2-arrow b {</text:p>
      <text:p text:style-name="P1"><text:s text:c="4"/>display: block;</text:p>
      <text:p text:style-name="P1"><text:s text:c="4"/>border-color: #888 transparent transparent transparent;</text:p>
      <text:p text:style-name="P1"><text:s text:c="4"/>border-style: solid;</text:p>
      <text:p text:style-name="P1"><text:s text:c="4"/>border-width: 6px 5px 0 5px;</text:p>
      <text:p text:style-name="P1"><text:s text:c="4"/>height: 0;</text:p>
      <text:p text:style-name="P1"><text:s text:c="4"/>left: 50%;</text:p>
      <text:p text:style-name="P1"><text:s text:c="4"/>margin-left: -5px;</text:p>
      <text:p text:style-name="P1"><text:s text:c="4"/>margin-top: -3px;</text:p>
      <text:p text:style-name="P1"><text:s text:c="4"/>position: absolute;</text:p>
      <text:p text:style-name="P1"><text:s text:c="4"/>top: 50%;</text:p>
      <text:p text:style-name="P1"><text:s text:c="4"/>width: 0;</text:p>
      <text:p text:style-name="Standard">}</text:p>
      <text:p text:style-name="P1"/>
      <text:p text:style-name="P1">.select2-search {</text:p>
      <text:p text:style-name="P1"><text:s text:c="4"/>display: block;</text:p>
      <text:p text:style-name="P1"><text:s text:c="4"/>padding: 0 15px 15px 15px;</text:p>
      <text:p text:style-name="P1"><text:s text:c="4"/>position: relative;</text:p>
      <text:p text:style-name="P1"><text:s text:c="4"/>z-index: 10000;</text:p>
      <text:p text:style-name="Standard">}</text:p>
      <text:p text:style-name="P1"/>
      <text:p text:style-name="P1">.select2-search input {</text:p>
      <text:p text:style-name="P1"><text:s text:c="4"/>display: block;</text:p>
      <text:p text:style-name="P1"><text:s text:c="4"/>width: 100%;</text:p>
      <text:p text:style-name="P1"><text:s text:c="4"/>border: 1px solid #d6d6d6;</text:p>
      <text:p text:style-name="P1"><text:s text:c="4"/>height: 30px;</text:p>
      <text:p text:style-name="P1"><text:s text:c="4"/>background: url(../images_nimbus/select_search.png) no-repeat 7px 50% #fff;</text:p>
      <text:p text:style-name="P1"><text:s text:c="4"/>padding: 0 15px 0 28px;</text:p>
      <text:p text:style-name="P1"><text:s text:c="4"/>box-sizing: border-box;</text:p>
      <text:p text:style-name="P1"><text:s text:c="4"/>border-radius: 2px;</text:p>
      <text:p text:style-name="Standard">}</text:p>
      <text:p text:style-name="P1"/>
      <text:p text:style-name="P1">.select2-search input::-webkit-search-cancel-button {</text:p>
      <text:p text:style-name="P1"><text:s text:c="4"/>-webkit-appearance: none;</text:p>
      <text:p text:style-name="Standard">}</text:p>
      <text:p text:style-name="P1"/>
      <text:p text:style-name="P1">.select2-drop.select2-drop-above .select2-search input {</text:p>
      <text:p text:style-name="P1"><text:s text:c="4"/>margin-top: 4px;</text:p>
      <text:p text:style-name="Standard">}</text:p>
      <text:p text:style-name="P1"/>
      <text:p text:style-name="P1">.select2-search input.select2-active {</text:p>
      <text:p text:style-name="Standard">}</text:p>
      <text:p text:style-name="P1"/>
      <text:p text:style-name="P1">.select2-container-active .select2-choice,</text:p>
      <text:p text:style-name="P1">.select2-container-active .select2-choices {</text:p>
      <text:p text:style-name="Standard">}</text:p>
      <text:p text:style-name="P1"/>
      <text:p text:style-name="P1">.select2-dropdown-open .select2-choice {</text:p>
      <text:p text:style-name="Standard">}</text:p>
      <text:p text:style-name="P1"/>
      <text:p text:style-name="P1">.select2-dropdown-open.select2-drop-above .select2-choice,</text:p>
      <text:p text:style-name="P1">.select2-dropdown-open.select2-drop-above .select2-choices {</text:p>
      <text:p text:style-name="Standard">}</text:p>
      <text:p text:style-name="P1"/>
      <text:p text:style-name="P1">.select2-dropdown-open .select2-choice .select2-arrow b {</text:p>
      <text:p text:style-name="P1"><text:s text:c="4"/>border-color: transparent transparent #888 transparent;</text:p>
      <text:p text:style-name="P1"><text:s text:c="4"/>border-width: 0 5px 6px 5px;</text:p>
      <text:p text:style-name="Standard"><text:soft-page-break/>}</text:p>
      <text:p text:style-name="P1"/>
      <text:p text:style-name="P1">.select2-results {</text:p>
      <text:p text:style-name="P1"><text:s text:c="4"/>max-height: 300px;</text:p>
      <text:p text:style-name="P1"><text:s text:c="4"/>position: relative;</text:p>
      <text:p text:style-name="P1"><text:s text:c="4"/>overflow-x: hidden;</text:p>
      <text:p text:style-name="P1"><text:s text:c="4"/>overflow-y: auto;</text:p>
      <text:p text:style-name="P1"><text:s text:c="4"/>display: block;</text:p>
      <text:p text:style-name="P1"><text:s text:c="4"/>margin: 0;</text:p>
      <text:p text:style-name="P1"><text:s text:c="4"/>padding: 0 15px;</text:p>
      <text:p text:style-name="Standard">}</text:p>
      <text:p text:style-name="P1"/>
      <text:p text:style-name="P1">.select2-results ul,</text:p>
      <text:p text:style-name="P1">.select2-results li,</text:p>
      <text:p text:style-name="P1">.nimbus_menus_tags_dropdown_list,</text:p>
      <text:p text:style-name="P1">.nimbus_menus_tags_dropdown_list li {</text:p>
      <text:p text:style-name="P1"><text:s text:c="4"/>padding: 0;</text:p>
      <text:p text:style-name="P1"><text:s text:c="4"/>margin: 0;</text:p>
      <text:p text:style-name="P1"><text:s text:c="4"/>display: block;</text:p>
      <text:p text:style-name="P1"><text:s text:c="4"/>white-space: normal;</text:p>
      <text:p text:style-name="Standard">}</text:p>
      <text:p text:style-name="P1"/>
      <text:p text:style-name="P1">.select2-results li ul li,</text:p>
      <text:p text:style-name="P1">.nimbus_menus_multiple ul li,</text:p>
      <text:p text:style-name="P1">.nimbus_menus_tags_dropdown_list li {</text:p>
      <text:p text:style-name="P1"><text:s text:c="4"/>padding: 7px;</text:p>
      <text:p text:style-name="P1"><text:s text:c="4"/>user-select: none;</text:p>
      <text:p text:style-name="P1"><text:s text:c="4"/>-webkit-user-select: none;</text:p>
      <text:p text:style-name="P1"><text:s text:c="4"/>font-size: 15px;</text:p>
      <text:p text:style-name="P1"><text:s text:c="4"/>line-height: 18px;</text:p>
      <text:p text:style-name="P1"><text:s text:c="4"/>min-height: 18px;</text:p>
      <text:p text:style-name="P1"><text:s text:c="4"/>cursor: pointer;</text:p>
      <text:p text:style-name="P1"><text:s text:c="4"/>-ms-word-break: break-all;</text:p>
      <text:p text:style-name="P1"><text:s text:c="4"/>word-break: break-all;</text:p>
      <text:p text:style-name="P1"><text:s text:c="4"/>word-wrap: break-all;</text:p>
      <text:p text:style-name="P1"><text:s text:c="4"/>-webkit-hyphens: none;</text:p>
      <text:p text:style-name="P1"><text:s text:c="4"/>-moz-hyphens: none;</text:p>
      <text:p text:style-name="P1"><text:s text:c="4"/>hyphens: none;</text:p>
      <text:p text:style-name="Standard">}</text:p>
      <text:p text:style-name="P1"/>
      <text:p text:style-name="P1">.select2-results .select2-highlighted {</text:p>
      <text:p text:style-name="P1"><text:s text:c="4"/>background: #eceff1;</text:p>
      <text:p text:style-name="P1"><text:s text:c="4"/>color: #222;</text:p>
      <text:p text:style-name="Standard">}</text:p>
      <text:p text:style-name="P1"/>
      <text:p text:style-name="P1">.select2-results .select2-highlighted ul {</text:p>
      <text:p text:style-name="P1"><text:s text:c="4"/>background: #fff;</text:p>
      <text:p text:style-name="P1"><text:s text:c="4"/>color: #000;</text:p>
      <text:p text:style-name="Standard">}</text:p>
      <text:p text:style-name="P1"/>
      <text:p text:style-name="P1">.select2-results .select2-no-results,</text:p>
      <text:p text:style-name="P1">.select2-results .select2-searching,</text:p>
      <text:p text:style-name="P1">.select2-results .select2-selection-limit {</text:p>
      <text:p text:style-name="P1"><text:s text:c="4"/>background: #f4f4f4;</text:p>
      <text:p text:style-name="P1"><text:s text:c="4"/>display: list-item;</text:p>
      <text:p text:style-name="Standard">}</text:p>
      <text:p text:style-name="P1"/>
      <text:p text:style-name="P1">.select2-results .select2-disabled.select2-highlighted {</text:p>
      <text:p text:style-name="P1"><text:s text:c="4"/>color: #666;</text:p>
      <text:p text:style-name="P1"><text:s text:c="4"/>background: #f4f4f4;</text:p>
      <text:p text:style-name="P1"><text:s text:c="4"/>display: list-item;</text:p>
      <text:p text:style-name="P1"><text:s text:c="4"/>cursor: default;</text:p>
      <text:p text:style-name="Standard"><text:soft-page-break/>}</text:p>
      <text:p text:style-name="P1"/>
      <text:p text:style-name="P1">.select2-results .select2-disabled {</text:p>
      <text:p text:style-name="P1"><text:s text:c="4"/>background: #f4f4f4;</text:p>
      <text:p text:style-name="P1"><text:s text:c="4"/>display: list-item;</text:p>
      <text:p text:style-name="P1"><text:s text:c="4"/>cursor: default;</text:p>
      <text:p text:style-name="Standard">}</text:p>
      <text:p text:style-name="P1"/>
      <text:p text:style-name="P1">.select2-results .select2-selected {</text:p>
      <text:p text:style-name="P1"><text:s text:c="4"/>display: none;</text:p>
      <text:p text:style-name="Standard">}</text:p>
      <text:p text:style-name="P1"/>
      <text:p text:style-name="P1">.select2-more-results.select2-active {</text:p>
      <text:p text:style-name="Standard">}</text:p>
      <text:p text:style-name="P1"/>
      <text:p text:style-name="P1">.select2-more-results {</text:p>
      <text:p text:style-name="P1"><text:s text:c="4"/>background: #f4f4f4;</text:p>
      <text:p text:style-name="P1"><text:s text:c="4"/>display: list-item;</text:p>
      <text:p text:style-name="Standard">}</text:p>
      <text:p text:style-name="P1"/>
      <text:p text:style-name="P1">.select2-container.select2-container-disabled .select2-choice {</text:p>
      <text:p text:style-name="P1"><text:s text:c="4"/>background-color: #f4f4f4;</text:p>
      <text:p text:style-name="P1"><text:s text:c="4"/>background-image: none;</text:p>
      <text:p text:style-name="P1"><text:s text:c="4"/>border: 1px solid #ddd;</text:p>
      <text:p text:style-name="P1"><text:s text:c="4"/>cursor: default;</text:p>
      <text:p text:style-name="Standard">}</text:p>
      <text:p text:style-name="P1"/>
      <text:p text:style-name="P1">.select2-container.select2-container-disabled .select2-choice .select2-arrow {</text:p>
      <text:p text:style-name="P1"><text:s text:c="4"/>background-color: #f4f4f4;</text:p>
      <text:p text:style-name="P1"><text:s text:c="4"/>background-image: none;</text:p>
      <text:p text:style-name="P1"><text:s text:c="4"/>border-left: 0;</text:p>
      <text:p text:style-name="Standard">}</text:p>
      <text:p text:style-name="P1"/>
      <text:p text:style-name="P1">.select2-container.select2-container-disabled .select2-choice abbr {</text:p>
      <text:p text:style-name="P1"><text:s text:c="4"/>display: none;</text:p>
      <text:p text:style-name="Standard">}</text:p>
      <text:p text:style-name="P1"/>
      <text:p text:style-name="P1">.select2-result-selectable .select2-match,</text:p>
      <text:p text:style-name="P1">.select2-result-unselectable .select2-match {</text:p>
      <text:p text:style-name="P1"><text:s text:c="4"/>text-decoration: underline;</text:p>
      <text:p text:style-name="Standard">}</text:p>
      <text:p text:style-name="P1"/>
      <text:p text:style-name="P1">.select2-offscreen, .select2-offscreen:focus,</text:p>
      <text:p text:style-name="P1">.ui-select-offscreen {</text:p>
      <text:p text:style-name="P1"><text:s text:c="4"/>clip: rect(0 0 0 0) !important;</text:p>
      <text:p text:style-name="P1"><text:s text:c="4"/>width: 1px !important;</text:p>
      <text:p text:style-name="P1"><text:s text:c="4"/>height: 1px !important;</text:p>
      <text:p text:style-name="P1"><text:s text:c="4"/>border: 0 !important;</text:p>
      <text:p text:style-name="P1"><text:s text:c="4"/>margin: 0 !important;</text:p>
      <text:p text:style-name="P1"><text:s text:c="4"/>padding: 0 !important;</text:p>
      <text:p text:style-name="P1"><text:s text:c="4"/>overflow: hidden !important;</text:p>
      <text:p text:style-name="P1"><text:s text:c="4"/>position: absolute !important;</text:p>
      <text:p text:style-name="P1"><text:s text:c="4"/>outline: 0 !important;</text:p>
      <text:p text:style-name="P1"><text:s text:c="4"/>left: 0px !important;</text:p>
      <text:p text:style-name="P1"><text:s text:c="4"/>top: 0px !important;</text:p>
      <text:p text:style-name="Standard">}</text:p>
      <text:p text:style-name="P1"/>
      <text:p text:style-name="P1">.select2-display-none {</text:p>
      <text:p text:style-name="P1"><text:s text:c="4"/>display: none;</text:p>
      <text:p text:style-name="Standard">}</text:p>
      <text:p text:style-name="P1"/>
      <text:p text:style-name="P1"><text:soft-page-break/>.select2-measure-scrollbar {</text:p>
      <text:p text:style-name="P1"><text:s text:c="4"/>position: absolute;</text:p>
      <text:p text:style-name="P1"><text:s text:c="4"/>top: -10000px;</text:p>
      <text:p text:style-name="P1"><text:s text:c="4"/>left: -10000px;</text:p>
      <text:p text:style-name="P1"><text:s text:c="4"/>width: 100px;</text:p>
      <text:p text:style-name="P1"><text:s text:c="4"/>height: 100px;</text:p>
      <text:p text:style-name="P1"><text:s text:c="4"/>overflow: scroll;</text:p>
      <text:p text:style-name="Standard">}</text:p>
      <text:p text:style-name="P1"/>
      <text:p text:style-name="P1">.nimbus_menus_folders .select2-drop {</text:p>
      <text:p text:style-name="P1"><text:s text:c="4"/>padding: 10px 0;</text:p>
      <text:p text:style-name="Standard">}</text:p>
      <text:p text:style-name="P1"/>
      <text:p text:style-name="P1">.nimbus_menus_folders .select2-search {</text:p>
      <text:p text:style-name="P1"><text:s text:c="4"/>padding: 0 10px 10px 10px;</text:p>
      <text:p text:style-name="Standard">}</text:p>
      <text:p text:style-name="P1"/>
      <text:p text:style-name="P1">.nimbus_menus_folders .select2-results {</text:p>
      <text:p text:style-name="P1"><text:s text:c="4"/>padding: 0 10px;</text:p>
      <text:p text:style-name="P1"><text:s text:c="4"/>max-height: 450px;</text:p>
      <text:p text:style-name="Standard">}</text:p>
      <text:p text:style-name="P1"/>
      <text:p text:style-name="P1">.nimbus_menus_folders.select2-container .select2-choice &gt; .select2-chosen {</text:p>
      <text:p text:style-name="P1"><text:s text:c="4"/>padding: 0 20px 0 25px;</text:p>
      <text:p text:style-name="Standard">}</text:p>
      <text:p text:style-name="P1"/>
      <text:p text:style-name="P1">.nimbus_menus_folders.select2-container .select2-choice &gt; .select2-chosen:before {</text:p>
      <text:p text:style-name="P1"><text:s text:c="4"/>content: "";</text:p>
      <text:p text:style-name="P1"><text:s text:c="4"/>display: block;</text:p>
      <text:p text:style-name="P1"><text:s text:c="4"/>position: absolute;</text:p>
      <text:p text:style-name="P1"><text:s text:c="4"/>left: 0;</text:p>
      <text:p text:style-name="P1"><text:s text:c="4"/>top: 7px;</text:p>
      <text:p text:style-name="P1"><text:s text:c="4"/>width: 16px;</text:p>
      <text:p text:style-name="P1"><text:s text:c="4"/>height: 16px;</text:p>
      <text:p text:style-name="P1"><text:s text:c="4"/>margin: 0;</text:p>
      <text:p text:style-name="P1"><text:s text:c="4"/>background: url(../images_nimbus/nimbus-folder.png) no-repeat 0px 0px;</text:p>
      <text:p text:style-name="Standard">}</text:p>
      <text:p text:style-name="P1"/>
      <text:p text:style-name="P1">.nimbus_menus_clear {</text:p>
      <text:p text:style-name="P1"><text:s text:c="4"/>display: block;</text:p>
      <text:p text:style-name="P1"><text:s text:c="4"/>position: absolute;</text:p>
      <text:p text:style-name="P1"><text:s text:c="4"/>right: 20px;</text:p>
      <text:p text:style-name="P1"><text:s text:c="4"/>top: 50%;</text:p>
      <text:p text:style-name="P1"><text:s text:c="4"/>width: 16px;</text:p>
      <text:p text:style-name="P1"><text:s text:c="4"/>height: 16px;</text:p>
      <text:p text:style-name="P1"><text:s text:c="4"/>margin: -8px 0 0 0;</text:p>
      <text:p text:style-name="Standard">}</text:p>
      <text:p text:style-name="P1"/>
      <text:p text:style-name="P1">.select_folder {</text:p>
      <text:p text:style-name="P1"><text:s text:c="4"/>position: relative;</text:p>
      <text:p text:style-name="P1"><text:s text:c="4"/>padding: 0 22px 0 25px;</text:p>
      <text:p text:style-name="P1"><text:s text:c="4"/>min-height: 13px;</text:p>
      <text:p text:style-name="Standard">}</text:p>
      <text:p text:style-name="P1"/>
      <text:p text:style-name="P1">.select_folder_icon {</text:p>
      <text:p text:style-name="P1"><text:s text:c="4"/>display: block;</text:p>
      <text:p text:style-name="P1"><text:s text:c="4"/>position: absolute;</text:p>
      <text:p text:style-name="P1"><text:s text:c="4"/>left: 0;</text:p>
      <text:p text:style-name="P1"><text:s text:c="4"/>top: 0px;</text:p>
      <text:p text:style-name="P1"><text:s text:c="4"/>width: 16px;</text:p>
      <text:p text:style-name="P1"><text:s text:c="4"/>height: 16px;</text:p>
      <text:p text:style-name="Standard"><text:soft-page-break/>}</text:p>
      <text:p text:style-name="P1"/>
      <text:p text:style-name="P1">.select_folder_next {</text:p>
      <text:p text:style-name="P1"><text:s text:c="4"/>position: absolute;</text:p>
      <text:p text:style-name="P1"><text:s text:c="4"/>background: none;</text:p>
      <text:p text:style-name="P1"><text:s text:c="4"/>border: none;</text:p>
      <text:p text:style-name="P1"><text:s text:c="4"/>right: 0;</text:p>
      <text:p text:style-name="P1"><text:s text:c="4"/>top: -2px;</text:p>
      <text:p text:style-name="P1"><text:s text:c="4"/>cursor: pointer;</text:p>
      <text:p text:style-name="P1"><text:s text:c="4"/>width: 22px;</text:p>
      <text:p text:style-name="P1"><text:s text:c="4"/>height: 22px;</text:p>
      <text:p text:style-name="P1"><text:s text:c="4"/>background: #fff;</text:p>
      <text:p text:style-name="P1"><text:s text:c="4"/>border-radius: 3px;</text:p>
      <text:p text:style-name="Standard">}</text:p>
      <text:p text:style-name="P1"/>
      <text:p text:style-name="P1">.select_folder_next span {</text:p>
      <text:p text:style-name="P1"><text:s text:c="4"/>display: block;</text:p>
      <text:p text:style-name="P1"><text:s text:c="4"/>width: 7px;</text:p>
      <text:p text:style-name="P1"><text:s text:c="4"/>height: 12px;</text:p>
      <text:p text:style-name="P1"><text:s text:c="4"/>text-indent: -9999px;</text:p>
      <text:p text:style-name="P1"><text:s text:c="4"/>position: absolute;</text:p>
      <text:p text:style-name="P1"><text:s text:c="4"/>left: 50%;</text:p>
      <text:p text:style-name="P1"><text:s text:c="4"/>top: 50%;</text:p>
      <text:p text:style-name="P1"><text:s text:c="4"/>margin: -6px 0 0 -3px;</text:p>
      <text:p text:style-name="Standard">}</text:p>
      <text:p text:style-name="P1"/>
      <text:p text:style-name="P1">.select_folder_next:hover {</text:p>
      <text:p text:style-name="P1"><text:s text:c="4"/>background: #eceff1;</text:p>
      <text:p text:style-name="P1"><text:s text:c="4"/>right: -2px;</text:p>
      <text:p text:style-name="Standard">}</text:p>
      <text:p text:style-name="P1"/>
      <text:p text:style-name="P1">.nimbus_menus_folders .select2-results .select2-highlighted,</text:p>
      <text:p text:style-name="P1">.nimbus_menus_tags_dropdown_list li:hover {</text:p>
      <text:p text:style-name="P1"><text:s text:c="4"/>background: none;</text:p>
      <text:p text:style-name="P1"><text:s text:c="4"/>color: #19a1b9;</text:p>
      <text:p text:style-name="Standard">}</text:p>
      <text:p text:style-name="P1"/>
      <text:p text:style-name="P1">.select2-results .select_crumbs {</text:p>
      <text:p text:style-name="P1"><text:s text:c="4"/>border-bottom: 1px solid #d6d6d6;</text:p>
      <text:p text:style-name="P1"><text:s text:c="4"/>padding: 0 0 5px 0;</text:p>
      <text:p text:style-name="P1"><text:s text:c="4"/>font-size: 0px;</text:p>
      <text:p text:style-name="P1"><text:s text:c="4"/>line-height: normal;</text:p>
      <text:p text:style-name="Standard">}</text:p>
      <text:p text:style-name="P1"/>
      <text:p text:style-name="P1">.select2-results .select_crumb {</text:p>
      <text:p text:style-name="P1"><text:s text:c="4"/>line-height: 18px;</text:p>
      <text:p text:style-name="P1"><text:s text:c="4"/>display: inline-block;</text:p>
      <text:p text:style-name="P1"><text:s text:c="4"/>padding: 0 13px 0 0;</text:p>
      <text:p text:style-name="P1"><text:s text:c="4"/>margin: 0 5px 5px 0;</text:p>
      <text:p text:style-name="P1"><text:s text:c="4"/>background: url(../images_nimbus/select-arrow.png) no-repeat right center;</text:p>
      <text:p text:style-name="P1"><text:s text:c="4"/>white-space: nowrap;</text:p>
      <text:p text:style-name="P1"><text:s text:c="4"/>font-size: 13px;</text:p>
      <text:p text:style-name="P1"><text:s text:c="4"/>cursor: pointer;</text:p>
      <text:p text:style-name="P1"><text:s text:c="4"/>color: #222;</text:p>
      <text:p text:style-name="P1"><text:s text:c="4"/>text-overflow: ellipsis;</text:p>
      <text:p text:style-name="P1"><text:s text:c="4"/>max-width: 45%;</text:p>
      <text:p text:style-name="P1"><text:s text:c="4"/>overflow: hidden;</text:p>
      <text:p text:style-name="Standard">}</text:p>
      <text:p text:style-name="P1"/>
      <text:p text:style-name="P1">.select2-results .select_crumb_last,</text:p>
      <text:p text:style-name="P1">.select2-results .select_crumb:last-child {</text:p>
      <text:p text:style-name="P1"><text:s text:c="4"/>padding: 0;</text:p>
      <text:p text:style-name="P1"><text:soft-page-break/><text:s text:c="4"/>background: none;</text:p>
      <text:p text:style-name="P1"><text:s text:c="4"/>color: #c1c1c1;</text:p>
      <text:p text:style-name="Standard">}</text:p>
      <text:p text:style-name="P1"/>
      <text:p text:style-name="P1">.select2-results .select_crumb:hover {</text:p>
      <text:p text:style-name="P1"><text:s text:c="4"/>color: #19a1b9;</text:p>
      <text:p text:style-name="Standard">}</text:p>
      <text:p text:style-name="P1"/>
      <text:p text:style-name="P1">.nimbus_menus {</text:p>
      <text:p text:style-name="P1"><text:s text:c="4"/>position: relative;</text:p>
      <text:p text:style-name="P1"><text:s text:c="4"/>display: inline-block;</text:p>
      <text:p text:style-name="Standard">}</text:p>
      <text:p text:style-name="P1"/>
      <text:p text:style-name="P1">.nimbus_menus_title {</text:p>
      <text:p text:style-name="P1"><text:s text:c="4"/>display: block;</text:p>
      <text:p text:style-name="P1"><text:s text:c="4"/>position: relative;</text:p>
      <text:p text:style-name="P1"><text:s text:c="4"/>cursor: pointer;</text:p>
      <text:p text:style-name="Standard">}</text:p>
      <text:p text:style-name="P1"/>
      <text:p text:style-name="P1">.nimbus_menus_title_button {</text:p>
      <text:p text:style-name="P1"><text:s text:c="4"/>display: block;</text:p>
      <text:p text:style-name="P1"><text:s text:c="4"/>font-size: 14px;</text:p>
      <text:p text:style-name="P1"><text:s text:c="4"/>color: #222;</text:p>
      <text:p text:style-name="P1"><text:s text:c="4"/>line-height: 30px;</text:p>
      <text:p text:style-name="P1"><text:s text:c="4"/>padding: 0 20px 0 25px;</text:p>
      <text:p text:style-name="P1"><text:s text:c="4"/>position: relative;</text:p>
      <text:p text:style-name="P1"><text:s text:c="4"/>white-space: nowrap;</text:p>
      <text:p text:style-name="P1"><text:s text:c="4"/>text-overflow: ellipsis;</text:p>
      <text:p text:style-name="P1"><text:s text:c="4"/>overflow: hidden;</text:p>
      <text:p text:style-name="Standard">}</text:p>
      <text:p text:style-name="P1"/>
      <text:p text:style-name="P1">.nimbus_menus_title_icon {</text:p>
      <text:p text:style-name="P1"><text:s text:c="4"/>display: block;</text:p>
      <text:p text:style-name="P1"><text:s text:c="4"/>position: absolute;</text:p>
      <text:p text:style-name="P1"><text:s text:c="4"/>left: 0;</text:p>
      <text:p text:style-name="P1"><text:s text:c="4"/>top: 8px;</text:p>
      <text:p text:style-name="P1"><text:s text:c="4"/>width: 16px;</text:p>
      <text:p text:style-name="P1"><text:s text:c="4"/>height: 16px;</text:p>
      <text:p text:style-name="P1"><text:s text:c="4"/>margin: 0;</text:p>
      <text:p text:style-name="Standard">}</text:p>
      <text:p text:style-name="P1"/>
      <text:p text:style-name="P1">.nimbus_menus_title_arrow {</text:p>
      <text:p text:style-name="P1"><text:s text:c="4"/>content: "";</text:p>
      <text:p text:style-name="P1"><text:s text:c="4"/>border-top: 6px solid #888;</text:p>
      <text:p text:style-name="P1"><text:s text:c="4"/>border-right: 5px solid transparent;</text:p>
      <text:p text:style-name="P1"><text:s text:c="4"/>border-left: 5px solid transparent;</text:p>
      <text:p text:style-name="P1"><text:s text:c="4"/>position: absolute;</text:p>
      <text:p text:style-name="P1"><text:s text:c="4"/>right: 0;</text:p>
      <text:p text:style-name="P1"><text:s text:c="4"/>top: 50%;</text:p>
      <text:p text:style-name="P1"><text:s text:c="4"/>margin: -3px 0 0 0;</text:p>
      <text:p text:style-name="Standard">}</text:p>
      <text:p text:style-name="P1"/>
      <text:p text:style-name="P1">.nimbus_dropdown_open .nimbus_menus_title_arrow {</text:p>
      <text:p text:style-name="P1"><text:s text:c="4"/>border-top: none;</text:p>
      <text:p text:style-name="P1"><text:s text:c="4"/>border-bottom: 6px solid #888;</text:p>
      <text:p text:style-name="Standard">}</text:p>
      <text:p text:style-name="P1"/>
      <text:p text:style-name="P1">.nimbus_select_simple {</text:p>
      <text:p text:style-name="Standard">}</text:p>
      <text:p text:style-name="P1"/>
      <text:p text:style-name="P1">.nimbus_select_simple .select2-drop {</text:p>
      <text:p text:style-name="P1"><text:s text:c="4"/>min-width: 110px;</text:p>
      <text:p text:style-name="P1"><text:soft-page-break/><text:s text:c="4"/>max-width: 384px;</text:p>
      <text:p text:style-name="P1"><text:s text:c="4"/>padding: 10px 0;</text:p>
      <text:p text:style-name="Standard">}</text:p>
      <text:p text:style-name="P1"/>
      <text:p text:style-name="P1">.nimbus_select_simple .select2-results {</text:p>
      <text:p text:style-name="P1"><text:s text:c="4"/>padding: 0;</text:p>
      <text:p text:style-name="Standard">}</text:p>
      <text:p text:style-name="P1"/>
      <text:p text:style-name="P1">.nimbus_select_simple .select2-results li ul li {</text:p>
      <text:p text:style-name="P1"><text:s text:c="4"/>padding: 7px 22px;</text:p>
      <text:p text:style-name="P1"><text:s text:c="4"/>white-space: nowrap;</text:p>
      <text:p text:style-name="Standard">}</text:p>
      <text:p text:style-name="P1"/>
      <text:p text:style-name="P1">.nimbus_select_simple .select2-results .select2-highlighted {</text:p>
      <text:p text:style-name="P1"><text:s text:c="4"/>background: #eceff1;</text:p>
      <text:p text:style-name="P1"><text:s text:c="4"/>color: #222;</text:p>
      <text:p text:style-name="Standard">}</text:p>
      <text:p text:style-name="P1"/>
      <text:p text:style-name="P1">.nimbus_menus_empty .select2-container {</text:p>
      <text:p text:style-name="P1"><text:s text:c="4"/>width: 100%;</text:p>
      <text:p text:style-name="P1"><text:s text:c="4"/>position: absolute;</text:p>
      <text:p text:style-name="P1"><text:s text:c="4"/>left: 0;</text:p>
      <text:p text:style-name="P1"><text:s text:c="4"/>top: 100%;</text:p>
      <text:p text:style-name="P1"><text:s text:c="4"/>opacity: 0;</text:p>
      <text:p text:style-name="P1"><text:s text:c="4"/>visibility: hidden;</text:p>
      <text:p text:style-name="Standard">}</text:p>
      <text:p text:style-name="P1"/>
      <text:p text:style-name="P1">.nimbus_menus_active .select2-container {</text:p>
      <text:p text:style-name="P1"><text:s text:c="4"/>visibility: visible;</text:p>
      <text:p text:style-name="P1"><text:s text:c="4"/>opacity: 1;</text:p>
      <text:p text:style-name="Standard">}</text:p>
      <text:p text:style-name="P1"/>
      <text:p text:style-name="P1">.nimbus_tags {</text:p>
      <text:p text:style-name="P1"><text:s text:c="4"/>position: relative;</text:p>
      <text:p text:style-name="P1"><text:s text:c="4"/>min-height: 16px;</text:p>
      <text:p text:style-name="P1"><text:s text:c="4"/>margin: 0 0 0 15px;</text:p>
      <text:p text:style-name="Standard">}</text:p>
      <text:p text:style-name="P1"/>
      <text:p text:style-name="P1">.nimbus_tags_layout {</text:p>
      <text:p text:style-name="P1"><text:s text:c="4"/>font-size: 0px;</text:p>
      <text:p text:style-name="Standard">}</text:p>
      <text:p text:style-name="P1"/>
      <text:p text:style-name="P1">.nimbus_tags .icon-nimbus-tags {</text:p>
      <text:p text:style-name="P1"><text:s text:c="4"/>display: block;</text:p>
      <text:p text:style-name="P1"><text:s text:c="4"/>position: absolute;</text:p>
      <text:p text:style-name="P1"><text:s text:c="4"/>left: 0;</text:p>
      <text:p text:style-name="P1"><text:s text:c="4"/>top: 7px;</text:p>
      <text:p text:style-name="P1"><text:s text:c="4"/>width: 16px;</text:p>
      <text:p text:style-name="P1"><text:s text:c="4"/>height: 16px;</text:p>
      <text:p text:style-name="Standard">}</text:p>
      <text:p text:style-name="P1"/>
      <text:p text:style-name="P1">.nimbus_tags_wrapper {</text:p>
      <text:p text:style-name="P1"><text:s text:c="4"/>position: relative;</text:p>
      <text:p text:style-name="P1"><text:s text:c="4"/>padding: 0 0 0 25px;</text:p>
      <text:p text:style-name="Standard">}</text:p>
      <text:p text:style-name="P1"/>
      <text:p text:style-name="P1">.nimbus_tags_add {</text:p>
      <text:p text:style-name="P1"><text:s text:c="4"/>cursor: pointer;</text:p>
      <text:p text:style-name="P1"><text:s text:c="4"/>line-height: 30px;</text:p>
      <text:p text:style-name="P1"><text:s text:c="4"/>color: #19a1b9;</text:p>
      <text:p text:style-name="P1"><text:s text:c="4"/>font-size: 13px;</text:p>
      <text:p text:style-name="P1"><text:s text:c="4"/>text-align: right;</text:p>
      <text:p text:style-name="P1"><text:soft-page-break/><text:s text:c="4"/>display: inline-block;</text:p>
      <text:p text:style-name="P1"><text:s text:c="4"/>vertical-align: top;</text:p>
      <text:p text:style-name="Standard">}</text:p>
      <text:p text:style-name="P1"/>
      <text:p text:style-name="P1">.nimbus_tags_select_holder {</text:p>
      <text:p text:style-name="P1"><text:s text:c="4"/>display: inline-block;</text:p>
      <text:p text:style-name="P1"><text:s text:c="4"/>vertical-align: top;</text:p>
      <text:p text:style-name="P1"><text:s text:c="4"/>margin: -4px 10px 0 0;</text:p>
      <text:p text:style-name="Standard">}</text:p>
      <text:p text:style-name="P1"/>
      <text:p text:style-name="P1">.nimbus_tags_select_holder .select2-container {</text:p>
      <text:p text:style-name="P1"><text:s text:c="4"/>display: block;</text:p>
      <text:p text:style-name="Standard">}</text:p>
      <text:p text:style-name="P1"/>
      <text:p text:style-name="P1">.nimbus_tags_select .select2-choices {</text:p>
      <text:p text:style-name="P1"><text:s text:c="4"/>display: block;</text:p>
      <text:p text:style-name="P1"><text:s text:c="4"/>overflow: hidden;</text:p>
      <text:p text:style-name="P1"><text:s text:c="4"/>padding: 4px 0 0 4px;</text:p>
      <text:p text:style-name="P1"><text:s text:c="4"/>margin: 0;</text:p>
      <text:p text:style-name="P1"><text:s text:c="4"/>border: 1px solid #d6d6d6;</text:p>
      <text:p text:style-name="P1"><text:s text:c="4"/>border-radius: 2px;</text:p>
      <text:p text:style-name="Standard">}</text:p>
      <text:p text:style-name="P1"/>
      <text:p text:style-name="P1">.nimbus_tags_select .ui-select-match-item {</text:p>
      <text:p text:style-name="P1"><text:s text:c="4"/>background: #fff;</text:p>
      <text:p text:style-name="P1"><text:s text:c="4"/>list-style: none;</text:p>
      <text:p text:style-name="P1"><text:s text:c="4"/>border: 1px solid #bbb;</text:p>
      <text:p text:style-name="P1"><text:s text:c="4"/>border-radius: 2px;</text:p>
      <text:p text:style-name="P1"><text:s text:c="4"/>color: #444;</text:p>
      <text:p text:style-name="P1"><text:s text:c="4"/>float: left;</text:p>
      <text:p text:style-name="P1"><text:s text:c="4"/>cursor: default;</text:p>
      <text:p text:style-name="P1"><text:s text:c="4"/>font-size: 12px;</text:p>
      <text:p text:style-name="P1"><text:s text:c="4"/>margin: 0 4px 4px 0;</text:p>
      <text:p text:style-name="P1"><text:s text:c="4"/>padding: 4px 30px 4px 4px;</text:p>
      <text:p text:style-name="P1"><text:s text:c="4"/>position: relative;</text:p>
      <text:p text:style-name="P1"><text:s text:c="4"/>height: 16px;</text:p>
      <text:p text:style-name="P1"><text:s text:c="4"/>line-height: 16px;</text:p>
      <text:p text:style-name="Standard">}</text:p>
      <text:p text:style-name="P1"/>
      <text:p text:style-name="P1">.nimbus_tags_select .ui-select-match-item:hover {</text:p>
      <text:p text:style-name="P1"><text:s text:c="4"/>border-color: #19a1b9;</text:p>
      <text:p text:style-name="Standard">}</text:p>
      <text:p text:style-name="P1"/>
      <text:p text:style-name="P1">.nimbus_tags_select .ui-select-match-item .ui-select-match-close {</text:p>
      <text:p text:style-name="P1"><text:s text:c="4"/>text-decoration: none;</text:p>
      <text:p text:style-name="P1"><text:s text:c="4"/>display: block;</text:p>
      <text:p text:style-name="P1"><text:s text:c="4"/>position: absolute;</text:p>
      <text:p text:style-name="P1"><text:s text:c="4"/>cursor: pointer;</text:p>
      <text:p text:style-name="P1"><text:s text:c="4"/>right: 4px;</text:p>
      <text:p text:style-name="P1"><text:s text:c="4"/>top: 50%;</text:p>
      <text:p text:style-name="P1"><text:s text:c="4"/>width: 16px;</text:p>
      <text:p text:style-name="P1"><text:s text:c="4"/>height: 16px;</text:p>
      <text:p text:style-name="P1"><text:s text:c="4"/>opacity: 0.6;</text:p>
      <text:p text:style-name="P1"><text:s text:c="4"/>text-indent: -9999px;</text:p>
      <text:p text:style-name="P1"><text:s text:c="4"/>margin: -8px 0 0 0;</text:p>
      <text:p text:style-name="Standard">}</text:p>
      <text:p text:style-name="P1"/>
      <text:p text:style-name="P1">.nimbus_tags_select .ui-select-match-item .ui-select-match-close:hover {</text:p>
      <text:p text:style-name="P1"><text:s text:c="4"/>opacity: 1;</text:p>
      <text:p text:style-name="Standard">}</text:p>
      <text:p text:style-name="P1"/>
      <text:p text:style-name="P1">.nimbus_tags_select .select2-search-field {</text:p>
      <text:p text:style-name="P1"><text:soft-page-break/><text:s text:c="4"/>float: left;</text:p>
      <text:p text:style-name="P1"><text:s text:c="4"/>list-style: none;</text:p>
      <text:p text:style-name="Standard">}</text:p>
      <text:p text:style-name="P1"/>
      <text:p text:style-name="P1">.nimbus_tags_select .select2-search-field input {</text:p>
      <text:p text:style-name="P1"><text:s text:c="4"/>box-sizing: border-box;</text:p>
      <text:p text:style-name="P1"><text:s text:c="4"/>-moz-box-sizing: border-box;</text:p>
      <text:p text:style-name="P1"><text:s text:c="4"/>-webkit-box-sizing: border-box;</text:p>
      <text:p text:style-name="P1"><text:s text:c="4"/>border: 1px solid #eee;</text:p>
      <text:p text:style-name="P1"><text:s text:c="4"/>font-size: 100%;</text:p>
      <text:p text:style-name="P1"><text:s text:c="4"/>height: 26px;</text:p>
      <text:p text:style-name="P1"><text:s text:c="4"/>min-width: 300px;</text:p>
      <text:p text:style-name="P1"><text:s text:c="4"/>margin: 0 4px 4px 0;</text:p>
      <text:p text:style-name="P1"><text:s text:c="4"/>padding: 0 10px;</text:p>
      <text:p text:style-name="P1"><text:s text:c="4"/>font-size: 14px;</text:p>
      <text:p text:style-name="Standard">}</text:p>
      <text:p text:style-name="P1"/>
      <text:p text:style-name="P1">.nimbus_tags_select .select2-search-field input::-webkit-search-cancel-button {</text:p>
      <text:p text:style-name="P1"><text:s text:c="4"/>-webkit-appearance: none;</text:p>
      <text:p text:style-name="Standard">}</text:p>
      <text:p text:style-name="P1"/>
      <text:p text:style-name="P1">.nimbus_tags_list {</text:p>
      <text:p text:style-name="P1"><text:s text:c="4"/>display: inline-block;</text:p>
      <text:p text:style-name="P1"><text:s text:c="4"/>overflow: hidden;</text:p>
      <text:p text:style-name="Standard">}</text:p>
      <text:p text:style-name="P1"/>
      <text:p text:style-name="P1">.nimbus_tags_list_item {</text:p>
      <text:p text:style-name="P1"><text:s text:c="4"/>display: block;</text:p>
      <text:p text:style-name="P1"><text:s text:c="4"/>float: left;</text:p>
      <text:p text:style-name="P1"><text:s text:c="4"/>padding: 2px 4px 2px 0;</text:p>
      <text:p text:style-name="P1"><text:s text:c="4"/>font-size: 0px;</text:p>
      <text:p text:style-name="Standard">}</text:p>
      <text:p text:style-name="P1"/>
      <text:p text:style-name="P1">.nimbus_tags_list_item_text {</text:p>
      <text:p text:style-name="P1"><text:s text:c="4"/>display: inline-block;</text:p>
      <text:p text:style-name="P1"><text:s text:c="4"/>border: 1px solid #ccc;</text:p>
      <text:p text:style-name="P1"><text:s text:c="4"/>border-radius: 2px;</text:p>
      <text:p text:style-name="P1"><text:s text:c="4"/>color: #444;</text:p>
      <text:p text:style-name="P1"><text:s text:c="4"/>cursor: default;</text:p>
      <text:p text:style-name="P1"><text:s text:c="4"/>padding: 4px;</text:p>
      <text:p text:style-name="P1"><text:s text:c="4"/>position: relative;</text:p>
      <text:p text:style-name="P1"><text:s text:c="4"/>height: 16px;</text:p>
      <text:p text:style-name="P1"><text:s text:c="4"/>line-height: 16px;</text:p>
      <text:p text:style-name="P1"><text:s text:c="4"/>font-size: 12px;</text:p>
      <text:p text:style-name="P1"><text:s text:c="4"/>margin: 0 4px 0 0;</text:p>
      <text:p text:style-name="Standard">}</text:p>
      <text:p text:style-name="P1"/>
      <text:p text:style-name="P1">.nimbus_tags_list_item_sep {</text:p>
      <text:p text:style-name="P1"><text:s text:c="4"/>display: inline-block;</text:p>
      <text:p text:style-name="P1"><text:s text:c="4"/>font-size: 16px;</text:p>
      <text:p text:style-name="Standard">}</text:p>
      <text:p text:style-name="P1"/>
      <text:p text:style-name="P1">.nimbus_menus_tags {</text:p>
      <text:p text:style-name="P1"><text:s text:c="4"/>display: inline-block;</text:p>
      <text:p text:style-name="P1"><text:s text:c="4"/>vertical-align: middle;</text:p>
      <text:p text:style-name="P1"><text:s text:c="4"/>margin: 0;</text:p>
      <text:p text:style-name="P1"><text:s text:c="4"/>position: relative;</text:p>
      <text:p text:style-name="Standard">}</text:p>
      <text:p text:style-name="P1"/>
      <text:p text:style-name="P1">.nimbus_menus_tags_dropdown {</text:p>
      <text:p text:style-name="P1"><text:s text:c="4"/>position: absolute;</text:p>
      <text:p text:style-name="P1"><text:s text:c="4"/>background: #fff;</text:p>
      <text:p text:style-name="P1"><text:soft-page-break/><text:s text:c="4"/>border-radius: 2px;</text:p>
      <text:p text:style-name="P1"><text:s text:c="4"/>border: 1px solid #d6d6d6;</text:p>
      <text:p text:style-name="P1"><text:s text:c="4"/>min-width: 320px;</text:p>
      <text:p text:style-name="P1"><text:s text:c="4"/>z-index: 999;</text:p>
      <text:p text:style-name="P1"><text:s text:c="4"/>top: 100%;</text:p>
      <text:p text:style-name="P1"><text:s text:c="4"/>margin: -1px 0 0 0;</text:p>
      <text:p text:style-name="P1"><text:s text:c="4"/>padding: 10px 0;</text:p>
      <text:p text:style-name="Standard">}</text:p>
      <text:p text:style-name="P1"/>
      <text:p text:style-name="P1">.nimbus_menus_tags_dropdown_list {</text:p>
      <text:p text:style-name="P1"><text:s text:c="4"/>display: block;</text:p>
      <text:p text:style-name="P1"><text:s text:c="4"/>margin: 0;</text:p>
      <text:p text:style-name="P1"><text:s text:c="4"/>padding: 0 10px;</text:p>
      <text:p text:style-name="P1"><text:s text:c="4"/>overflow-x: hidden;</text:p>
      <text:p text:style-name="P1"><text:s text:c="4"/>overflow-y: auto;</text:p>
      <text:p text:style-name="P1"><text:s text:c="4"/>max-height: 450px;</text:p>
      <text:p text:style-name="Standard">}</text:p>
      <text:p text:style-name="P1"/>
      <text:p text:style-name="P1">.nimbus_menus_tags_dropdown_list li {</text:p>
      <text:p text:style-name="P1"><text:s text:c="4"/>position: relative;</text:p>
      <text:p text:style-name="P1"><text:s text:c="4"/>padding: 7px 55px 7px 15px;</text:p>
      <text:p text:style-name="Standard">}</text:p>
      <text:p text:style-name="P1"/>
      <text:p text:style-name="P1">.nimbus_menus_tags_dropdown_list li i.icon-nimbus-check {</text:p>
      <text:p text:style-name="P1"><text:s text:c="4"/>display: none;</text:p>
      <text:p text:style-name="P1"><text:s text:c="4"/>position: absolute;</text:p>
      <text:p text:style-name="P1"><text:s text:c="4"/>width: 18px;</text:p>
      <text:p text:style-name="P1"><text:s text:c="4"/>height: 14px;</text:p>
      <text:p text:style-name="P1"><text:s text:c="4"/>right: 15px;</text:p>
      <text:p text:style-name="P1"><text:s text:c="4"/>top: 9px;</text:p>
      <text:p text:style-name="Standard">}</text:p>
      <text:p text:style-name="P1"/>
      <text:p text:style-name="P1">.nimbus_menus_tags_dropdown_list li.current_tag i.icon-nimbus-check {</text:p>
      <text:p text:style-name="P1"><text:s text:c="4"/>display: block;</text:p>
      <text:p text:style-name="Standard">}</text:p>
      <text:p text:style-name="P1">.layout-folder-block {position:relative; width:50px; overflow:hidden;}</text:p>
      <text:p text:style-name="P1">.layout-folder-block .left_tree {background:#414b4c; width:100%;}</text:p>
      <text:p text:style-name="P1">.layout-folder-block .left_tree.edit_note {width:53px;}</text:p>
      <text:p text:style-name="P1">.layout-folder-block .left_tree.edit_note .top_nav {border:0;}</text:p>
      <text:p text:style-name="P1">.layout-folder-block .left_tree.edit_note .top_nav li a {margin:0;}</text:p>
      <text:p text:style-name="P1">.layout-folder-block folder-tree {display:none;}</text:p>
      <text:p text:style-name="P1">.layout-folder-block-full {width:250px;}</text:p>
      <text:p text:style-name="P1">.layout-folder-block-full folder-tree {display:block;}</text:p>
      <text:p text:style-name="P1">folder-tree {overflow:auto; background:#414b4c; overflow-x:hidden;}</text:p>
      <text:p text:style-name="P1"/>
      <text:p text:style-name="P1">.logo {height:57px; position:relative;}</text:p>
      <text:p text:style-name="P1">.logo .logo_img {display:none; text-indent:-9999px; width:88px; height:38px; position:absolute; left:23px; top:50%; margin:-19px 0 0 0; cursor:pointer;}</text:p>
      <text:p text:style-name="P1">.layout-folder-block-full .logo .logo_img {display:block;}</text:p>
      <text:p text:style-name="P1"/>
      <text:p text:style-name="P1">.angular-ui-tree-empty {border:1px dashed #bbb; min-height:100px; background-color:#444;}</text:p>
      <text:p text:style-name="P1">.angular-ui-tree-nodes {display:block; position:relative; margin:0; padding:0; list-style:none}</text:p>
      <text:p text:style-name="P1">.angular-ui-tree-nodes .angular-ui-tree-nodes {padding-left:20px}</text:p>
      <text:p text:style-name="P1">.angular-ui-tree-node,</text:p>
      <text:p text:style-name="P1">.angular-ui-tree-placeholder {display:block; position:relative; margin:0; padding:0; line-height:1;}</text:p>
      <text:p text:style-name="P1">.angular-ui-tree-hidden {display:none}</text:p>
      <text:p text:style-name="P1">.angular-ui-tree-placeholder {margin:5px 0; padding:0; min-height:30px}</text:p>
      <text:p text:style-name="P1">.angular-ui-tree-handle {cursor:move; text-decoration:none; -webkit-box-sizing:border-box; -moz-box-sizing:border-box; box-sizing:border-box;}</text:p>
      <text:p text:style-name="P1">.angular-ui-tree-drag {position:absolute; pointer-events:none; z-index:999; <text:soft-page-break/>opacity:.8}</text:p>
      <text:p text:style-name="P1"/>
      <text:p text:style-name="P1">.tree_top {position:relative;}</text:p>
      <text:p text:style-name="P1">.top-nav {margin:0 0 1px 0; padding:7px 52px 7px 0; list-style:none; width:100%; text-align:left;}</text:p>
      <text:p text:style-name="P1">.top-nav .top-nav-element {display:block;}</text:p>
      <text:p text:style-name="P1">.top-nav .top-nav-element a {display:block; color:#dcdcdc; font-size:15px; line-height:20px; height:20px; text-decoration:none; border-left:5px solid #414b4c; padding:3px 0 3px 45px; position:relative;}</text:p>
      <text:p text:style-name="P1">.top-nav .top-nav-element a.active {border-color:#19a1b9; font-weight:bold;}</text:p>
      <text:p text:style-name="P1">.top-nav .top-nav-element a i {width:16px; height:16px; display:block; position:absolute; left:18px; top:50%; margin:-8px 0 0 0;}</text:p>
      <text:p text:style-name="P1"/>
      <text:p text:style-name="P1">.left_tree_pin {position:absolute; right:15px; top:50%; cursor:pointer; width:22px; height:22px; margin:-11px 0 0 0; border:1px solid #323232; border-radius:2px;}</text:p>
      <text:p text:style-name="P1">.left_tree_pin span {display:block; position:absolute; left:6px; top:3px; width:9px; height:16px;}</text:p>
      <text:p text:style-name="P1">.left_tree_pin_pressed {background:#414b4c;}</text:p>
      <text:p text:style-name="P1">.left_tree_pin_pressed span {left:5px; -webkit-transform:rotate(45deg); transform:rotate(45deg);}</text:p>
      <text:p text:style-name="P1">.layout-folder-block .left_tree_pin {display:none;}</text:p>
      <text:p text:style-name="P1">.layout-folder-block-full .left_tree_pin {display:block;}</text:p>
      <text:p text:style-name="P1"/>
      <text:p text:style-name="P1">.folderTree {padding:0 15px 0 8px; -moz-user-select:none; -webkit-user-select:none; -ms-user-select:none;}</text:p>
      <text:p text:style-name="P1">.folderTree .expand {display:block; position:absolute; top:0; left:0; width:16px; height:16px; cursor:pointer;}</text:p>
      <text:p text:style-name="P1">.folderTree .expand:before {content:""; display:block; left:0; top:4px; position:absolute; border-left:4px solid #fff; border-top:4px solid transparent; border-bottom:4px solid transparent;}</text:p>
      <text:p text:style-name="P1">.folderTree .expand.expanded:before {border-top:4px solid #fff; border-left:4px solid transparent; border-right:4px solid transparent; top:6px;}</text:p>
      <text:p text:style-name="P1">.folderTree .expand:hover:before {border-left-color:#19a1b9;}</text:p>
      <text:p text:style-name="P1">.folderTree .expand.expanded:hover:before {border-top-color:#19a1b9; border-left-color:transparent;}</text:p>
      <text:p text:style-name="P1">.left_tree_item {cursor:pointer; font-size:15px; color:#dcdcdc; font-weight:normal; padding:0 0 10px 43px; position:relative;}</text:p>
      <text:p text:style-name="P1">.left_tree_folder_icon {display:block; position:absolute; left:16px; top:0px; width:16px; height:16px; cursor:move;}</text:p>
      <text:p text:style-name="P1">.left_tree_item_text {display:block; overflow:hidden; white-space:nowrap; line-height:18px;}</text:p>
      <text:p text:style-name="P1">.left_tree_folder_count {display:block; float:right; font-size:13px; line-height:18px; padding:0 0 0 10px;}</text:p>
      <text:p text:style-name="P1"/>
      <text:p text:style-name="P1">.left_tree_item_tag {padding:0 0 10px 25px; overflow:hidden;}</text:p>
      <text:p text:style-name="P1">.left_tree_item_tag .left_tree_item_tag_text_holder {display:block; overflow:hidden; border:1px solid #bcbcbc; border-radius:9px; padding:1px 5px; float:left; max-width:100%;}</text:p>
      <text:p text:style-name="P1">.left_tree_item_tag .left_tree_item_text {color:#bcbcbc;}</text:p>
      <text:p text:style-name="P1">.left_tree_item_tag_active .left_tree_item_tag_text_holder {background:#fdfdfd; border-color:#fdfdfd;}</text:p>
      <text:p text:style-name="P1">.left_tree_item_tag_active .left_tree_item_text {color:#414b4c;}</text:p>
      <text:p text:style-name="P1">.left_tree_item_tag .left_tree_item_text:hover {color:#1bafc9;}</text:p>
      <text:p text:style-name="P1">.left_tree_item_tag_active .left_tree_item_text:hover {color:#000;}</text:p>
      <text:p text:style-name="P1"/>
      <text:p text:style-name="P1">.left_menu_add_folder {position:absolute; right:0; top:0; z-index:10; width:28px; background:#414b4c; padding:0 0 0 10px; height:18px; visibility:hidden; opacity:0;}</text:p>
      <text:p text:style-name="P1">.left_menu_add_folder a {display:block; width:16px; height:16px; border:1px solid #fdfdfd; background:#fdfdfd; border-radius:2px; color:#414b4c; text-align:center; line-height:16px; font-weight:bold; font-size:14px;}</text:p>
      <text:p text:style-name="P1">.left_tree_item:hover .left_menu_add_folder {visibility:visible; opacity:1;}</text:p>
      <text:p text:style-name="P1">.left_menu_add_folder a:hover {color:#1bafc9;}</text:p>
      <text:p text:style-name="P1"><text:soft-page-break/></text:p>
      <text:p text:style-name="P1">.folderTree li &gt; div.drop-hover {color:#006f99;}</text:p>
      <text:p text:style-name="P1">.folderTree li.selected &gt; div.drop-hover {color:#006f99;}</text:p>
      <text:p text:style-name="P1">.folderTree li &gt; div:hover,</text:p>
      <text:p text:style-name="P1">.angular-ui-tree-drag li &gt; div:hover {color:#1bafc9;}</text:p>
      <text:p text:style-name="P1">.folderTree li.selected &gt; div,</text:p>
      <text:p text:style-name="P1">.angular-ui-tree-drag li.selected &gt; div {color:#1bafc9; font-weight:bold;}</text:p>
      <text:p text:style-name="P1">.folderTree .root-node {margin-bottom:10px;}</text:p>
      <text:p text:style-name="P1"/>
      <text:p text:style-name="P1">.angular-ui-tree-drag {}</text:p>
      <text:p text:style-name="P1">.angular-ui-tree-drag .left_tree_folder_count {display:none;}</text:p>
      <text:p text:style-name="P1"/>
      <text:p text:style-name="P1">.left_tree .left_tree_item:hover .left_tree_folder_count {display:none;}</text:p>
      <text:p text:style-name="P1">.folderTree .angular-ui-tree-nodes .angular-ui-tree-nodes {padding:0 0 0 18px;}</text:p>
      <text:p text:style-name="P1"/>
      <text:p text:style-name="P1">.folderTree .angular-ui-tree-placeholder {margin:0; padding:0; min-height:0px;}</text:p>
      <text:p text:style-name="P1">.folderTree .nimbus-tree-placeholder {background:none; border:none; height:20px; min-height:20px; padding:0 0 0 15px; margin:0 0 8px 0;}</text:p>
      <text:p text:style-name="P1">.folderTree .nimbus-tree-placeholder:after {content:""; display:block; width:100%; height:100%; border:1px dashed #7a8182;}</text:p>
      <text:p text:style-name="P1"/>
      <text:p text:style-name="P1">.folderTree .angular-ui-tree-nodes.hidden {display: none}</text:p>
      <text:p text:style-name="P1">.attaches_global {background:#eceff1; border-bottom:1px solid #b9b9b9; overflow:hidden;}</text:p>
      <text:p text:style-name="P1">.attaches_global_wrapper {padding:20px;}</text:p>
      <text:p text:style-name="P1"/>
      <text:p text:style-name="P1">.attaches_drop_zone {padding:0 0 20px 0;}</text:p>
      <text:p text:style-name="P1">.attaches_drop_zone_item {display:block; width:100%; padding:20px; background:#f6f6f6; border:1px dashed #b9b9b9; text-align:center; font-size:16px; color:#303030; margin:0; position:relative; overflow:hidden;}</text:p>
      <text:p text:style-name="P1">.attaches_drop_zone_item:hover {background:#fefefe;}</text:p>
      <text:p text:style-name="P1">#attachment-file {cursor:pointer; direction:ltr; font-size:23px; height:100%; margin:0; padding:0; opacity:0; position:absolute; right:0; top:0; width:100%;}</text:p>
      <text:p text:style-name="P1">.attaches_drop_zone_text {display:inline-block;}</text:p>
      <text:p text:style-name="P1">.attaches_upload_button {color:#19a1b9; cursor:pointer; display:inline-block;}</text:p>
      <text:p text:style-name="P1">.attaches_upload_button_text {width:100%; height:100%;}</text:p>
      <text:p text:style-name="P1"/>
      <text:p text:style-name="P1">.attaches_content {overflow:auto; max-height:134px;}</text:p>
      <text:p text:style-name="P1">.attach_single {float:left; border:1px solid #b9b9b9; background:#eceff1; border-radius:2px; margin:0 15px 15px 0; padding:10px; position:relative;}</text:p>
      <text:p text:style-name="P1">.attach_single:hover {background:#f5f5f5;}</text:p>
      <text:p text:style-name="P1">.attach_single_wrapper {position:relative; padding:0 25px 0 0; height:30px;}</text:p>
      <text:p text:style-name="P1">.attach_single_delete {display:block; cursor:pointer; width:16px; height:16px; right:0; top:50%; margin:-8px 0 0 0; position:absolute; padding:0; min-width:16px; min-height:16px;}</text:p>
      <text:p text:style-name="P1">.attach_single_text {line-height:1; font-size:14px; color:#303030; white-space:nowrap;}</text:p>
      <text:p text:style-name="P1">.attach_single_name {padding:0 0 5px 0;}</text:p>
      <text:p text:style-name="P1">.attach_single_name a {text-decoration:none;}</text:p>
      <text:p text:style-name="P1">.attach_single_name a:hover {text-decoration:underline;}</text:p>
      <text:p text:style-name="P1">.attach_single_size {font-size:12px; color:#9c9c9c;}</text:p>
      <text:p text:style-name="P1">.attach_single_progress {position:absolute; left:0; bottom:-1px; width:100%; height:3px;}</text:p>
      <text:p text:style-name="P1">.attach_single_progress .md-container {top:0; height:100%; background:#add5dc; transform:none; -webkit-transform:none;}</text:p>
      <text:p text:style-name="P1">.attach_single_progress.md-default-theme.md-accent .md-container,</text:p>
      <text:p text:style-name="P1">.attach_single_progress.md-accent.attach_single_progress .md-container {background:#add5dc;}</text:p>
      <text:p text:style-name="P1">.attach_single_progress.md-default-theme.md-accent .md-bar,</text:p>
      <text:p text:style-name="P1">.attach_single_progress.md-accent .md-bar {background:#1792a8;}</text:p>
      <text:p text:style-name="P1">.info_panel {</text:p>
      <text:p text:style-name="P1"><text:s text:c="4"/>background: #fff;</text:p>
      <text:p text:style-name="Standard">}</text:p>
      <text:p text:style-name="P1"><text:soft-page-break/></text:p>
      <text:p text:style-name="P1">.info_panel_note {</text:p>
      <text:p text:style-name="P1"><text:s text:c="4"/>padding: 25px;</text:p>
      <text:p text:style-name="P1"><text:s text:c="4"/>border-bottom: 1px solid #cbcbcb;</text:p>
      <text:p text:style-name="Standard">}</text:p>
      <text:p text:style-name="P1"/>
      <text:p text:style-name="P1">.info_panel_title {</text:p>
      <text:p text:style-name="P1"><text:s text:c="4"/>position: relative;</text:p>
      <text:p text:style-name="P1"><text:s text:c="4"/>padding: 0 30px 20px 0;</text:p>
      <text:p text:style-name="P1"><text:s text:c="4"/>line-height: 1;</text:p>
      <text:p text:style-name="P1"><text:s text:c="4"/>font-size: 20px;</text:p>
      <text:p text:style-name="P1"><text:s text:c="4"/>color: #303030;</text:p>
      <text:p text:style-name="Standard">}</text:p>
      <text:p text:style-name="P1"/>
      <text:p text:style-name="P1">.info_panel_list {</text:p>
      <text:p text:style-name="P1"><text:s text:c="4"/>padding: 0;</text:p>
      <text:p text:style-name="P1"><text:s text:c="4"/>margin: 0;</text:p>
      <text:p text:style-name="Standard">}</text:p>
      <text:p text:style-name="P1"/>
      <text:p text:style-name="P1">.info_panel_list li {</text:p>
      <text:p text:style-name="P1"><text:s text:c="4"/>display: block;</text:p>
      <text:p text:style-name="P1"><text:s text:c="4"/>overflow: hidden;</text:p>
      <text:p text:style-name="P1"><text:s text:c="4"/>list-style: none;</text:p>
      <text:p text:style-name="P1"><text:s text:c="4"/>margin: 0;</text:p>
      <text:p text:style-name="P1"><text:s text:c="4"/>padding: 0 0 10px 0;</text:p>
      <text:p text:style-name="P1"><text:s text:c="4"/>font-size: 14px;</text:p>
      <text:p text:style-name="Standard">}</text:p>
      <text:p text:style-name="P1"/>
      <text:p text:style-name="P1">.info_panel_list_left {</text:p>
      <text:p text:style-name="P1"><text:s text:c="4"/>float: left;</text:p>
      <text:p text:style-name="P1"><text:s text:c="4"/>width: 45%;</text:p>
      <text:p text:style-name="P1"><text:s text:c="4"/>color: #515151;</text:p>
      <text:p text:style-name="Standard">}</text:p>
      <text:p text:style-name="P1"/>
      <text:p text:style-name="P1">.info_panel_list_right {</text:p>
      <text:p text:style-name="P1"><text:s text:c="4"/>float: right;</text:p>
      <text:p text:style-name="P1"><text:s text:c="4"/>width: 45%;</text:p>
      <text:p text:style-name="P1"><text:s text:c="4"/>text-align: right;</text:p>
      <text:p text:style-name="P1"><text:s text:c="4"/>color: #929292;</text:p>
      <text:p text:style-name="Standard">}</text:p>
      <text:p text:style-name="P1"/>
      <text:p text:style-name="P1">.info_panel_link {</text:p>
      <text:p text:style-name="P1"><text:s text:c="4"/>padding: 25px;</text:p>
      <text:p text:style-name="Standard">}</text:p>
      <text:p text:style-name="P1"/>
      <text:p text:style-name="P1">.info_panel_link_edit {</text:p>
      <text:p text:style-name="P1"><text:s text:c="4"/>display: block;</text:p>
      <text:p text:style-name="P1"><text:s text:c="4"/>position: absolute;</text:p>
      <text:p text:style-name="P1"><text:s text:c="4"/>right: 0;</text:p>
      <text:p text:style-name="P1"><text:s text:c="4"/>top: 0;</text:p>
      <text:p text:style-name="P1"><text:s text:c="4"/>width: 15px;</text:p>
      <text:p text:style-name="P1"><text:s text:c="4"/>min-width: 15px;</text:p>
      <text:p text:style-name="P1"><text:s text:c="4"/>height: 16px;</text:p>
      <text:p text:style-name="P1"><text:s text:c="4"/>min-height: 16px;</text:p>
      <text:p text:style-name="P1"><text:s text:c="4"/>padding: 0;</text:p>
      <text:p text:style-name="P1"><text:s text:c="4"/>margin: 0;</text:p>
      <text:p text:style-name="P1"><text:s text:c="4"/>cursor: pointer;</text:p>
      <text:p text:style-name="P1"><text:s text:c="4"/>border: none;</text:p>
      <text:p text:style-name="Standard">}</text:p>
      <text:p text:style-name="P1"/>
      <text:p text:style-name="P1">.info_panel_link_edit:active {</text:p>
      <text:p text:style-name="P1"><text:s text:c="4"/>top: 1px;</text:p>
      <text:p text:style-name="Standard"><text:soft-page-break/>}</text:p>
      <text:p text:style-name="P1"/>
      <text:p text:style-name="P1">.info_panel_link_text {</text:p>
      <text:p text:style-name="P1"><text:s text:c="4"/>color: #484848;</text:p>
      <text:p text:style-name="P1"><text:s text:c="4"/>font-size: 14px;</text:p>
      <text:p text:style-name="P1"><text:s text:c="4"/>padding: 0 0 25px 0;</text:p>
      <text:p text:style-name="Standard">}</text:p>
      <text:p text:style-name="P1"/>
      <text:p text:style-name="P1">.info_panel_link_text a {</text:p>
      <text:p text:style-name="P1"><text:s text:c="4"/>display: block;</text:p>
      <text:p text:style-name="P1"><text:s text:c="4"/>white-space: nowrap;</text:p>
      <text:p text:style-name="P1"><text:s text:c="4"/>overflow: hidden;</text:p>
      <text:p text:style-name="P1"><text:s text:c="4"/>text-overflow: ellipsis;</text:p>
      <text:p text:style-name="Standard">}</text:p>
      <text:p text:style-name="P1"/>
      <text:p text:style-name="P1">.info_panel_link_form {</text:p>
      <text:p text:style-name="Standard">}</text:p>
      <text:p text:style-name="P1"/>
      <text:p text:style-name="P1">.info_panel_link_form_input {</text:p>
      <text:p text:style-name="P1"><text:s text:c="4"/>padding: 0 0 20px 0;</text:p>
      <text:p text:style-name="Standard">}</text:p>
      <text:p text:style-name="P1"/>
      <text:p text:style-name="P1">.info_panel_link_form_submit {</text:p>
      <text:p text:style-name="P1"><text:s text:c="4"/>text-align: center;</text:p>
      <text:p text:style-name="Standard">}</text:p>
      <text:p text:style-name="P1">.todo_global {</text:p>
      <text:p text:style-name="P1"><text:s text:c="4"/>height: 100%;</text:p>
      <text:p text:style-name="P1"><text:s text:c="4"/>min-height: 100%;</text:p>
      <text:p text:style-name="Standard">}</text:p>
      <text:p text:style-name="P1"/>
      <text:p text:style-name="P1">.todo_global_wrapper {</text:p>
      <text:p text:style-name="P1"><text:s text:c="4"/>padding: 15px;</text:p>
      <text:p text:style-name="P1"><text:s text:c="4"/>height: 100%;</text:p>
      <text:p text:style-name="P1"><text:s text:c="4"/>min-height: 100%;</text:p>
      <text:p text:style-name="Standard">}</text:p>
      <text:p text:style-name="P1"/>
      <text:p text:style-name="P1">.todo_list {</text:p>
      <text:p text:style-name="Standard">}</text:p>
      <text:p text:style-name="P1"/>
      <text:p text:style-name="P1">.todo_list_item {</text:p>
      <text:p text:style-name="P1"><text:s text:c="4"/>position: relative;</text:p>
      <text:p text:style-name="P1"><text:s text:c="4"/>padding: 0 0 0 30px;</text:p>
      <text:p text:style-name="Standard">}</text:p>
      <text:p text:style-name="P1"/>
      <text:p text:style-name="P1">.todo_list_item md-checkbox {</text:p>
      <text:p text:style-name="P1"><text:s text:c="4"/>position: absolute;</text:p>
      <text:p text:style-name="P1"><text:s text:c="4"/>left: 0;</text:p>
      <text:p text:style-name="P1"><text:s text:c="4"/>top: 15px;</text:p>
      <text:p text:style-name="Standard">}</text:p>
      <text:p text:style-name="P1"/>
      <text:p text:style-name="P1">.todo_list_item_wrapper {</text:p>
      <text:p text:style-name="P1"><text:s text:c="4"/>border-bottom: 1px solid #cfd1d3;</text:p>
      <text:p text:style-name="P1"><text:s text:c="4"/>padding: 5px 0;</text:p>
      <text:p text:style-name="P1"><text:s text:c="4"/>min-height: 36px;</text:p>
      <text:p text:style-name="Standard">}</text:p>
      <text:p text:style-name="P1"/>
      <text:p text:style-name="P1">.todo_list_item_content {</text:p>
      <text:p text:style-name="P1"><text:s text:c="4"/>position: relative;</text:p>
      <text:p text:style-name="P1"><text:s text:c="4"/>padding: 10px;</text:p>
      <text:p text:style-name="P1"><text:s text:c="4"/>line-height: 1;</text:p>
      <text:p text:style-name="P1"><text:s text:c="4"/>overflow: hidden;</text:p>
      <text:p text:style-name="Standard"><text:soft-page-break/>}</text:p>
      <text:p text:style-name="P1"/>
      <text:p text:style-name="P1">.todo_list_item_content:hover {</text:p>
      <text:p text:style-name="P1"><text:s text:c="4"/>background: #eee;</text:p>
      <text:p text:style-name="P1"><text:s text:c="4"/>padding: 9px;</text:p>
      <text:p text:style-name="P1"><text:s text:c="4"/>border: 1px solid #cfd1d3;</text:p>
      <text:p text:style-name="P1"><text:s text:c="4"/>border-radius: 2px;</text:p>
      <text:p text:style-name="Standard">}</text:p>
      <text:p text:style-name="P1"/>
      <text:p text:style-name="P1">.todo_list_item_text {</text:p>
      <text:p text:style-name="P1"><text:s text:c="4"/>font-size: 14px;</text:p>
      <text:p text:style-name="P1"><text:s text:c="4"/>color: #515151;</text:p>
      <text:p text:style-name="P1"><text:s text:c="4"/>line-height: 20px;</text:p>
      <text:p text:style-name="P1"><text:s text:c="4"/>cursor: pointer;</text:p>
      <text:p text:style-name="P1"><text:s text:c="4"/>display: block;</text:p>
      <text:p text:style-name="Standard">}</text:p>
      <text:p text:style-name="P1"/>
      <text:p text:style-name="P1">.todo_list_item_done .todo_list_item_text {</text:p>
      <text:p text:style-name="P1"><text:s text:c="4"/>text-decoration: line-through;</text:p>
      <text:p text:style-name="Standard">}</text:p>
      <text:p text:style-name="P1"/>
      <text:p text:style-name="P1">.todo_list_item_actions {</text:p>
      <text:p text:style-name="P1"><text:s text:c="4"/>float: right;</text:p>
      <text:p text:style-name="P1"><text:s text:c="4"/>position: relative;</text:p>
      <text:p text:style-name="P1"><text:s text:c="4"/>visibility: hidden;</text:p>
      <text:p text:style-name="P1"><text:s text:c="4"/>opacity: 0;</text:p>
      <text:p text:style-name="Standard">}</text:p>
      <text:p text:style-name="P1"/>
      <text:p text:style-name="P1">.todo_list_item_actions button {</text:p>
      <text:p text:style-name="P1"><text:s text:c="4"/>display: inline-block;</text:p>
      <text:p text:style-name="P1"><text:s text:c="4"/>vertical-align: top;</text:p>
      <text:p text:style-name="P1"><text:s text:c="4"/>margin: 0 0 0 7px;</text:p>
      <text:p text:style-name="P1"><text:s text:c="4"/>border: none;</text:p>
      <text:p text:style-name="P1"><text:s text:c="4"/>padding: 0;</text:p>
      <text:p text:style-name="P1"><text:s text:c="4"/>width: 16px;</text:p>
      <text:p text:style-name="P1"><text:s text:c="4"/>height: 16px;</text:p>
      <text:p text:style-name="P1"><text:s text:c="4"/>min-width: 16px;</text:p>
      <text:p text:style-name="P1"><text:s text:c="4"/>min-height: 16px;</text:p>
      <text:p text:style-name="P1"><text:s text:c="4"/>cursor: pointer;</text:p>
      <text:p text:style-name="P1"><text:s text:c="4"/>position: relative;</text:p>
      <text:p text:style-name="Standard">}</text:p>
      <text:p text:style-name="P1"/>
      <text:p text:style-name="P1">.todo_list_item_actions button:hover {</text:p>
      <text:p text:style-name="P1"><text:s text:c="4"/>background-color: transparent !important;</text:p>
      <text:p text:style-name="Standard">}</text:p>
      <text:p text:style-name="P1"/>
      <text:p text:style-name="P1">.todo_list_item_actions button:active {</text:p>
      <text:p text:style-name="P1"><text:s text:c="4"/>background-color: transparent !important;</text:p>
      <text:p text:style-name="P1"><text:s text:c="4"/>top: 1px;</text:p>
      <text:p text:style-name="Standard">}</text:p>
      <text:p text:style-name="P1"/>
      <text:p text:style-name="P1">.todo_list_item_content:hover .todo_list_item_actions {</text:p>
      <text:p text:style-name="P1"><text:s text:c="4"/>visibility: visible;</text:p>
      <text:p text:style-name="P1"><text:s text:c="4"/>opacity: 1;</text:p>
      <text:p text:style-name="Standard">}</text:p>
      <text:p text:style-name="P1"/>
      <text:p text:style-name="P1">.todo_add {</text:p>
      <text:p text:style-name="P1"><text:s text:c="4"/>position: relative;</text:p>
      <text:p text:style-name="P1"><text:s text:c="4"/>margin: 0 0 20px 0;</text:p>
      <text:p text:style-name="Standard">}</text:p>
      <text:p text:style-name="P1"/>
      <text:p text:style-name="P1">.todo_list_item_edit {</text:p>
      <text:p text:style-name="P1"><text:soft-page-break/><text:s text:c="4"/>position: relative;</text:p>
      <text:p text:style-name="P1"><text:s text:c="4"/>margin: 2px 0;</text:p>
      <text:p text:style-name="Standard">}</text:p>
      <text:p text:style-name="P1"/>
      <text:p text:style-name="P1">.todo_action_button,</text:p>
      <text:p text:style-name="P1">.todo_cancel_button {</text:p>
      <text:p text:style-name="Standard">}</text:p>
      <text:p text:style-name="P1"/>
      <text:p text:style-name="P1">.todo_action_button .nimbus_button {</text:p>
      <text:p text:style-name="P1"><text:s text:c="4"/>text-transform: none;</text:p>
      <text:p text:style-name="P1"><text:s text:c="4"/>border-radius: 0 4px 4px 0;</text:p>
      <text:p text:style-name="P1"><text:s text:c="4"/>padding: 0 10px;</text:p>
      <text:p text:style-name="P1"><text:s text:c="4"/>min-width: 52px;</text:p>
      <text:p text:style-name="Standard">}</text:p>
      <text:p text:style-name="P1"/>
      <text:p text:style-name="P1">.todo_cancel_button {</text:p>
      <text:p text:style-name="P1"><text:s text:c="4"/>position: absolute;</text:p>
      <text:p text:style-name="P1"><text:s text:c="4"/>display: block;</text:p>
      <text:p text:style-name="P1"><text:s text:c="4"/>z-index: 10;</text:p>
      <text:p text:style-name="P1"><text:s text:c="4"/>right: 0;</text:p>
      <text:p text:style-name="Standard">}</text:p>
      <text:p text:style-name="P1"/>
      <text:p text:style-name="P1">.todo_cancel_button .nimbus_button {</text:p>
      <text:p text:style-name="P1"><text:s text:c="4"/>min-width: 30px;</text:p>
      <text:p text:style-name="P1"><text:s text:c="4"/>width: 30px;</text:p>
      <text:p text:style-name="P1"><text:s text:c="4"/>padding: 0;</text:p>
      <text:p text:style-name="P1"><text:s text:c="4"/>background: none;</text:p>
      <text:p text:style-name="P1"><text:s text:c="4"/>color: #f29797;</text:p>
      <text:p text:style-name="P1"><text:s text:c="4"/>font-weight: bold;</text:p>
      <text:p text:style-name="P1"><text:s text:c="4"/>font-size: 14px;</text:p>
      <text:p text:style-name="P1"><text:s text:c="4"/>border-radius: 0;</text:p>
      <text:p text:style-name="P1"><text:s text:c="4"/>text-transform: uppercase;</text:p>
      <text:p text:style-name="Standard">}</text:p>
      <text:p text:style-name="P1"/>
      <text:p text:style-name="P1">.todo_add .nimbus_standard_input input,</text:p>
      <text:p text:style-name="P1">.todo_list_item_edit .nimbus_standard_input input {</text:p>
      <text:p text:style-name="P1"><text:s text:c="4"/>border-radius: 4px 0 0 4px;</text:p>
      <text:p text:style-name="P1"><text:s text:c="4"/>border-right: 0 !important;</text:p>
      <text:p text:style-name="Standard">}</text:p>
      <text:p text:style-name="P1"/>
      <text:p text:style-name="P1">.todo_list_item_edit .nimbus_standard_input input {</text:p>
      <text:p text:style-name="P1"><text:s text:c="4"/>padding-right: 30px;</text:p>
      <text:p text:style-name="Standard">}</text:p>
      <text:p text:style-name="P1">.nimbus_filter {position:relative; padding:5px 0 5px 5px; white-space:nowrap; height:30px; line-height:30px;}</text:p>
      <text:p text:style-name="P1">.nimbus_filter_buttons {display:inline-block; vertical-align:middle; font-size:0;}</text:p>
      <text:p text:style-name="P1">.nimbus_filter_button {display:block; float:left; width:13px; height:12px; margin:0 2px;}</text:p>
      <text:p text:style-name="P1">.nimbus_filter_button:hover {opacity:0.9;}</text:p>
      <text:p text:style-name="P1">.nimbus_filter_sorting_text,</text:p>
      <text:p text:style-name="P1">.nimbus_filter_sorting_select {display:inline-block; vertical-align:middle;}</text:p>
      <text:p text:style-name="P1">.nimbus_filter_sorting_text {line-height:1; font-size:12px; color:#888;}</text:p>
      <text:p text:style-name="P1">.nimbus_filter_sorting_select {width:80px;}</text:p>
      <text:p text:style-name="P1">.nimbus_filter_sorting_select .select2-container {display:block;}</text:p>
      <text:p text:style-name="P1">.share_pass_dialog {</text:p>
      <text:p text:style-name="P1"><text:s text:c="4"/>width: 600px;</text:p>
      <text:p text:style-name="Standard">}</text:p>
      <text:p text:style-name="P1"/>
      <text:p text:style-name="P1">.short_url_pass {</text:p>
      <text:p text:style-name="P1"><text:s text:c="4"/>width: 34px;</text:p>
      <text:p text:style-name="P1"><text:s text:c="4"/>height: 34px;</text:p>
      <text:p text:style-name="P1"><text:soft-page-break/><text:s text:c="4"/>border: 1px solid #c2c2c2;</text:p>
      <text:p text:style-name="P1"><text:s text:c="4"/>background: #fff;</text:p>
      <text:p text:style-name="P1"><text:s text:c="4"/>margin: 0 0 0 5px;</text:p>
      <text:p text:style-name="P1"><text:s text:c="4"/>position: relative;</text:p>
      <text:p text:style-name="P1"><text:s text:c="4"/>border-radius: 3px;</text:p>
      <text:p text:style-name="P1"><text:s text:c="4"/>cursor: pointer;</text:p>
      <text:p text:style-name="Standard">}</text:p>
      <text:p text:style-name="P1"/>
      <text:p text:style-name="P1">.short_url_pass_icon {</text:p>
      <text:p text:style-name="P1"><text:s text:c="4"/>width: 16px;</text:p>
      <text:p text:style-name="P1"><text:s text:c="4"/>height: 16px;</text:p>
      <text:p text:style-name="P1"><text:s text:c="4"/>position: absolute;</text:p>
      <text:p text:style-name="P1"><text:s text:c="4"/>display: block;</text:p>
      <text:p text:style-name="P1"><text:s text:c="4"/>left: 50%;</text:p>
      <text:p text:style-name="P1"><text:s text:c="4"/>top: 50%;</text:p>
      <text:p text:style-name="P1"><text:s text:c="4"/>margin: -8px 0 0 -8px;</text:p>
      <text:p text:style-name="Standard">}</text:p>
      <text:p text:style-name="P1"/>
      <text:p text:style-name="P1">.short_url_pass:hover {</text:p>
      <text:p text:style-name="P1"><text:s text:c="4"/>border-color: #19a1b9;</text:p>
      <text:p text:style-name="Standard">}</text:p>
      <text:p text:style-name="P1"/>
      <text:p text:style-name="P1">.share_pass_actions {</text:p>
      <text:p text:style-name="P1"><text:s text:c="4"/>padding: 20px 0 0 0;</text:p>
      <text:p text:style-name="Standard">}</text:p>
      <text:p text:style-name="P1"/>
      <text:p text:style-name="P1">.share_pass_actions_block {</text:p>
      <text:p text:style-name="P1"><text:s text:c="4"/>padding: 0 0 20px 0;</text:p>
      <text:p text:style-name="Standard">}</text:p>
      <text:p text:style-name="P1">.settings_holder_block {width:100%; min-height:100%; background:#eceff1; overflow:auto;}</text:p>
      <text:p text:style-name="P1"/>
      <text:p text:style-name="P1">.settings {color:#303030; padding:40px; width:630px; margin:0 auto;}</text:p>
      <text:p text:style-name="P1">.settings md-content &gt; div {min-height:474px;}</text:p>
      <text:p text:style-name="P1">.settings md-tabs md-content &gt; div {min-height:inherit;}</text:p>
      <text:p text:style-name="P1"/>
      <text:p text:style-name="P1">.settings .icon-settings-profile {width:10px; height:14px; margin:-7px 0 0 0;}</text:p>
      <text:p text:style-name="P1">.settings .icon-settings-password {width:10px; height:14px; margin:-7px 0 0 0;}</text:p>
      <text:p text:style-name="P1"/>
      <text:p text:style-name="P1">.settings_content {background:#fff; border-radius:2px; margin:20px 0; min-height:454px;}</text:p>
      <text:p text:style-name="P1">.settings_block {padding:20px 30px;}</text:p>
      <text:p text:style-name="P1">.settings_block_bord {border-bottom:1px solid #e3e3e3;}</text:p>
      <text:p text:style-name="P1"/>
      <text:p text:style-name="P1">.settings_info {padding:0 0 20px 0;}</text:p>
      <text:p text:style-name="P1">.settings_info_top {padding:0 0 10px 0;}</text:p>
      <text:p text:style-name="P1">.settings_info_name {font-size:16px; color:#909090; padding:0 0 10px 0;}</text:p>
      <text:p text:style-name="P1">.settings_info_top .settings_info_name {padding:0; line-height:1.4;}</text:p>
      <text:p text:style-name="P1">.settings_info_text {font-size:18px; padding:0 0 0 5px;}</text:p>
      <text:p text:style-name="P1">.settings_info_data {font-size:18px; padding:0 0 0 15px;}</text:p>
      <text:p text:style-name="P1">.settings_profile_delete {text-align:right;}</text:p>
      <text:p text:style-name="P1">.settings_profile_delete_button {display:inline-block; position:relative; vertical-align:top; border:none; background:none; font-size:14px; color:#de8c8c; text-transform:uppercase;}</text:p>
      <text:p text:style-name="P1">.settings_profile_delete_button:hover {color:#d36565;}</text:p>
      <text:p text:style-name="P1">.settings_profile_delete_button:active {top:1px;}</text:p>
      <text:p text:style-name="P1">.settings_info_subs_type {float:left; line-height:0; padding:0 20px 0 0;}</text:p>
      <text:p text:style-name="P1">.settings_info_subs_type img {display:block;}</text:p>
      <text:p text:style-name="P1">.settings_info_pro {float:right;}</text:p>
      <text:p text:style-name="P1"/>
      <text:p text:style-name="P1">.settings_info_usage_progress {position:relative; width:100%; border-radius:2px; height:8px; margin:5px 0 0 0;}</text:p>
      <text:p text:style-name="P1">.settings_info_usage_progress .md-container {top:0; height:100%; <text:soft-page-break/>background:#eceff1; transform:none; -webkit-transform:none;}</text:p>
      <text:p text:style-name="P1">.settings_info_usage_progress .md-bar {height:100%;}</text:p>
      <text:p text:style-name="P1">md-progress-linear.settings_info_usage_progress.md-default-theme.md-accent .md-container,</text:p>
      <text:p text:style-name="P1">md-progress-linear.settings_info_usage_progress.md-accent .md-container {background:#eceff1;}</text:p>
      <text:p text:style-name="P1">.settings_info_usage_progress.md-default-theme.md-accent .md-bar,</text:p>
      <text:p text:style-name="P1">md-progress-linear.settings_info_usage_progress.md-default-theme.md-accent .md-bar,</text:p>
      <text:p text:style-name="P1">md-progress-linear.settings_info_usage_progress.md-accent .md-bar {background:#414b4c; border-radius:2px;}</text:p>
      <text:p text:style-name="P1"/>
      <text:p text:style-name="P1">.settings_actions {text-align:right; padding:0 30px;}</text:p>
      <text:p text:style-name="P1">.settings_actions .nimbus_button {margin:0 0 0 10px;}</text:p>
      <text:p text:style-name="P1"/>
      <text:p text:style-name="P1">.settings_field {padding:0 0 30px 0; position:relative;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5T19:58:19.072532012</dc:date>
    <meta:editing-duration>PT37M52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32" meta:paragraph-count="1506" meta:word-count="4737" meta:character-count="61455" meta:non-whitespace-character-count="55714"/>
  </office:meta>
</office:document-meta>
</file>